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65in"/>
    </style:style>
    <style:style style:name="co2" style:family="table-column">
      <style:table-column-properties fo:break-before="auto" style:column-width="7.4602in"/>
    </style:style>
    <style:style style:name="co3" style:family="table-column">
      <style:table-column-properties fo:break-before="auto" style:column-width="5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CMU_moc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arnegie-Mellon Graphics Lab Motion Capture Database – full file listing with description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>
            <text:p>(Compiled from the individual CMU index files by B. Hahne, July 20, 2008. <text:s/>v1.00)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>
            <text:p>CMU's description database doesn't always give a description. <text:s/>In those cases, this spreadsheet lists the description as “Unknown”</text:p>
          </table:table-cell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2"/>
        </table:table-row>
        <table:table-row table:style-name="ro2">
          <table:table-cell table:style-name="ce1" office:value-type="string">
            <text:p>CMU free motion capture database on the web: <text:a xlink:href="http://mocap.cs.cmu.edu/">http://mocap.cs.cmu.edu</text:a>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>
            <text:p>BVH conversions of CMU motion capture database and others: see <text:a xlink:href="http://www.cgspeed.com/">www.cgspeed.com</text:a></text:p>
          </table:table-cell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2"/>
        </table:table-row>
        <table:table-row table:style-name="ro3">
          <table:table-cell table:style-name="ce1" office:value-type="string">
            <text:p>CMU says: “When browsing for motions, start with the higher numbered subjects first.</text:p>
            <text:p>The lower numbers contain some of our earliest motion capture sessions, and may not be as high quality.”</text:p>
          </table:table-cell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2"/>
        </table:table-row>
        <table:table-row table:style-name="ro1">
          <table:table-cell table:style-name="ce2" table:number-columns-repeated="3"/>
        </table:table-row>
        <table:table-row table:style-name="ro1">
          <table:table-cell table:style-name="ce2" office:value-type="string">
            <text:p>MOTION</text:p>
          </table:table-cell>
          <table:table-cell table:style-name="ce2" office:value-type="string">
            <text:p>DESCRIPTION from CMU web database</text:p>
          </table:table-cell>
          <table:table-cell table:style-name="ce2" office:value-type="string">
            <text:p>SUBJECT from CMU web databa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1_01</text:p>
          </table:table-cell>
          <table:table-cell office:value-type="string">
            <text:p>playground - forward jumps, turn a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2</text:p>
          </table:table-cell>
          <table:table-cell office:value-type="string">
            <text:p>playground - climb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3</text:p>
          </table:table-cell>
          <table:table-cell office:value-type="string">
            <text:p>playground - climb, hang, swing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4</text:p>
          </table:table-cell>
          <table:table-cell office:value-type="string">
            <text:p>playground - climb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5</text:p>
          </table:table-cell>
          <table:table-cell office:value-type="string">
            <text:p>playground - climb, go under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6</text:p>
          </table:table-cell>
          <table:table-cell office:value-type="string">
            <text:p>playground - climb, sit, dangle legs, desce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7</text:p>
          </table:table-cell>
          <table:table-cell office:value-type="string">
            <text:p>playground - climb, sit, dangle legs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8</text:p>
          </table:table-cell>
          <table:table-cell office:value-type="string">
            <text:p>playground - climb, sit, dangle legs, rock back, lower self to g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9</text:p>
          </table:table-cell>
          <table:table-cell office:value-type="string">
            <text:p>playground - climb, hang, hold self up with arms straight, swing, drop, sit, dangle legs, go under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0</text:p>
          </table:table-cell>
          <table:table-cell office:value-type="string">
            <text:p>playground - climb, swing, lean back, drop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1</text:p>
          </table:table-cell>
          <table:table-cell office:value-type="string">
            <text:p>playground - climb, hang, lean over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2</text:p>
          </table:table-cell>
          <table:table-cell office:value-type="string">
            <text:p>playground - climb, pull up, dangle, sit, lower self to g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3</text:p>
          </table:table-cell>
          <table:table-cell office:value-type="string">
            <text:p>playground - climb, go under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4</text:p>
          </table:table-cell>
          <table:table-cell office:value-type="string">
            <text:p>playground - climb, jump down, dangle, legs push off against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2_01</text:p>
          </table:table-cell>
          <table:table-cell office:value-type="string">
            <text:p>walk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2</text:p>
          </table:table-cell>
          <table:table-cell office:value-type="string">
            <text:p>walk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3</text:p>
          </table:table-cell>
          <table:table-cell office:value-type="string">
            <text:p>run/jog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4</text:p>
          </table:table-cell>
          <table:table-cell office:value-type="string">
            <text:p>jump, balance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5</text:p>
          </table:table-cell>
          <table:table-cell office:value-type="string">
            <text:p>punch/strike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6</text:p>
          </table:table-cell>
          <table:table-cell office:value-type="string">
            <text:p>bend over, scoop up, rise, lift arm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7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8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9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10</text:p>
          </table:table-cell>
          <table:table-cell office:value-type="string">
            <text:p>wash self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3_01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2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3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4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5_01</text:p>
          </table:table-cell>
          <table:table-cell office:value-type="string">
            <text:p>wal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2</text:p>
          </table:table-cell>
          <table:table-cell office:value-type="string">
            <text:p>dance - expressive arms, pirouett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3</text:p>
          </table:table-cell>
          <table:table-cell office:value-type="string">
            <text:p>dance - sideways arabesque, turn step, folding arms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4</text:p>
          </table:table-cell>
          <table:table-cell office:value-type="string">
            <text:p>dance - sideways arabesque, folding arms, bending bac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5</text:p>
          </table:table-cell>
          <table:table-cell office:value-type="string">
            <text:p>dance - quasi-cou-de-pied, raised leg above hip-height, jete en tourant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6</text:p>
          </table:table-cell>
          <table:table-cell office:value-type="string">
            <text:p>dance - cartwheel-like start, pirouettes, jet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7</text:p>
          </table:table-cell>
          <table:table-cell office:value-type="string">
            <text:p>dance - small jetes, attitude/arabesque, shifted-axis pirouette, turn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8</text:p>
          </table:table-cell>
          <table:table-cell office:value-type="string">
            <text:p>dance - rond de jambe in the air, jete, turn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9</text:p>
          </table:table-cell>
          <table:table-cell office:value-type="string">
            <text:p>dance - glissade devant, glissad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0</text:p>
          </table:table-cell>
          <table:table-cell office:value-type="string">
            <text:p>dance - glissade devant, glissad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1</text:p>
          </table:table-cell>
          <table:table-cell office:value-type="string">
            <text:p>dance - sideways steps, pirouett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2</text:p>
          </table:table-cell>
          <table:table-cell office:value-type="string">
            <text:p>dance - arms held high, pointe tendue a terre, upper body rotation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3</text:p>
          </table:table-cell>
          <table:table-cell office:value-type="string">
            <text:p>dance - small jetes, pirouett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4</text:p>
          </table:table-cell>
          <table:table-cell office:value-type="string">
            <text:p>dance - retir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5</text:p>
          </table:table-cell>
          <table:table-cell office:value-type="string">
            <text:p>dance - retir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6</text:p>
          </table:table-cell>
          <table:table-cell office:value-type="string">
            <text:p>dance - coupe dessous, jete en tourant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7</text:p>
          </table:table-cell>
          <table:table-cell office:value-type="string">
            <text:p>dance - coupe dessous, grand jete en tourant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8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9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20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6_01</text:p>
          </table:table-cell>
          <table:table-cell office:value-type="string">
            <text:p>walk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2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3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4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5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6</text:p>
          </table:table-cell>
          <table:table-cell office:value-type="string">
            <text:p>basketball - back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7</text:p>
          </table:table-cell>
          <table:table-cell office:value-type="string">
            <text:p>basketball - back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8</text:p>
          </table:table-cell>
          <table:table-cell office:value-type="string">
            <text:p>basketball - sideways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9</text:p>
          </table:table-cell>
          <table:table-cell office:value-type="string">
            <text:p>basketball - sideways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0</text:p>
          </table:table-cell>
          <table:table-cell office:value-type="string">
            <text:p>basketball - forward dribble, 90-degree left turn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1</text:p>
          </table:table-cell>
          <table:table-cell office:value-type="string">
            <text:p>basketball - forward dribble, 90-degree right turn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2</text:p>
          </table:table-cell>
          <table:table-cell office:value-type="string">
            <text:p>basketball - forward dribble, 90-degree right turns, crossover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3</text:p>
          </table:table-cell>
          <table:table-cell office:value-type="string">
            <text:p>basketball - low, fast free style dribble, dribble through leg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4</text:p>
          </table:table-cell>
          <table:table-cell office:value-type="string">
            <text:p>basketball - crossover dribble, shoot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5</text:p>
          </table:table-cell>
          <table:table-cell office:value-type="string">
            <text:p>basketball - dribble, shoot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7_01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2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3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4</text:p>
          </table:table-cell>
          <table:table-cell office:value-type="string">
            <text:p>slow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5</text:p>
          </table:table-cell>
          <table:table-cell office:value-type="string">
            <text:p>slow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6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7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8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9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0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1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2</text:p>
          </table:table-cell>
          <table:table-cell office:value-type="string">
            <text:p>brisk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8_01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2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3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4</text:p>
          </table:table-cell>
          <table:table-cell office:value-type="string">
            <text:p>slow 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5</text:p>
          </table:table-cell>
          <table:table-cell office:value-type="string">
            <text:p>walk/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6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7</text:p>
          </table:table-cell>
          <table:table-cell office:value-type="string">
            <text:p>walk, exaggerated 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8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9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10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11</text:p>
          </table:table-cell>
          <table:table-cell office:value-type="string">
            <text:p>slow walk/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09_01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2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3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4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5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6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7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8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9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0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1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2</text:p>
          </table:table-cell>
          <table:table-cell office:value-type="string">
            <text:p>navigate - walk forward, backward, sideways</text:p>
          </table:table-cell>
          <table:table-cell office:value-type="string">
            <text:p>Subject #9 (ru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_01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2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3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4</text:p>
          </table:table-cell>
          <table:table-cell office:value-type="string">
            <text:p>walk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5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6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_01</text:p>
          </table:table-cell>
          <table:table-cell office:value-type="string">
            <text:p>soccer - kick ball</text:p>
          </table:table-cell>
          <table:table-cell office:value-type="string">
            <text:p>Subject #11 (kick soccer bal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_01</text:p>
          </table:table-cell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2</text:p>
          </table:table-cell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3</text:p>
          </table:table-cell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4</text:p>
          </table:table-cell>
          <table:table-cell office:value-type="string">
            <text:p>tai chi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_01</text:p>
          </table:table-cell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2</text:p>
          </table:table-cell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3</text:p>
          </table:table-cell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4</text:p>
          </table:table-cell>
          <table:table-cell office:value-type="string">
            <text:p>sit on stepstool, chin in hand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5</text:p>
          </table:table-cell>
          <table:table-cell office:value-type="string">
            <text:p>sit on stepstool, hands against chin, fidget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6</text:p>
          </table:table-cell>
          <table:table-cell office:value-type="string">
            <text:p>sit on stepstool, hands against chin, elbow out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7</text:p>
          </table:table-cell>
          <table:table-cell office:value-type="string">
            <text:p>unscrew bottlecap, drink soda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8</text:p>
          </table:table-cell>
          <table:table-cell office:value-type="string">
            <text:p>unscrew bottlecap, drink soda, screw on bottleca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9</text:p>
          </table:table-cell>
          <table:table-cell office:value-type="string">
            <text:p>drink soda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0</text:p>
          </table:table-cell>
          <table:table-cell office:value-type="string">
            <text:p>jump up to grab, reach for, tipto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1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2</text:p>
          </table:table-cell>
          <table:table-cell office:value-type="string">
            <text:p>jump up to grab, reach for, tipto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3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4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5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6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7</text:p>
          </table:table-cell>
          <table:table-cell office:value-type="string">
            <text:p>boxin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8</text:p>
          </table:table-cell>
          <table:table-cell office:value-type="string">
            <text:p>boxin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9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0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1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2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3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4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5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6</text:p>
          </table:table-cell>
          <table:table-cell office:value-type="string">
            <text:p>direct traffic, wav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7</text:p>
          </table:table-cell>
          <table:table-cell office:value-type="string">
            <text:p>direct traffic, wave, point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8</text:p>
          </table:table-cell>
          <table:table-cell office:value-type="string">
            <text:p>direct traffic, wave, point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9</text:p>
          </table:table-cell>
          <table:table-cell office:value-type="string">
            <text:p>jumping jacks, side twists, bend over, squat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0</text:p>
          </table:table-cell>
          <table:table-cell office:value-type="string">
            <text:p>jumping jacks, side twists, squats, jo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1</text:p>
          </table:table-cell>
          <table:table-cell office:value-type="string">
            <text:p>jumping jacks, side twists, bend over, jo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2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3</text:p>
          </table:table-cell>
          <table:table-cell office:value-type="string">
            <text:p>climb ladde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4</text:p>
          </table:table-cell>
          <table:table-cell office:value-type="string">
            <text:p>climb ladde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5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6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7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8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9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0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1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2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_01</text:p>
          </table:table-cell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2</text:p>
          </table:table-cell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3</text:p>
          </table:table-cell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4</text:p>
          </table:table-cell>
          <table:table-cell office:value-type="string">
            <text:p>drink soda, screw on bottleca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5</text:p>
          </table:table-cell>
          <table:table-cell office:value-type="string">
            <text:p>unscrew bottlecap, drink soda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6</text:p>
          </table:table-cell>
          <table:table-cell office:value-type="string">
            <text:p>jumping jacks, jog, squats, side twists, stretche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7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8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9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0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1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2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3</text:p>
          </table:table-cell>
          <table:table-cell office:value-type="string">
            <text:p>mo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4</text:p>
          </table:table-cell>
          <table:table-cell office:value-type="string">
            <text:p>jumping jacks, jog, squats, side twists, stretche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5</text:p>
          </table:table-cell>
          <table:table-cell office:value-type="string">
            <text:p>mo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6</text:p>
          </table:table-cell>
          <table:table-cell office:value-type="string">
            <text:p>swee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7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8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9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0</text:p>
          </table:table-cell>
          <table:table-cell office:value-type="string">
            <text:p>jumping jacks, side twists, reach up, bend ov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1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2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3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4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5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6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7</text:p>
          </table:table-cell>
          <table:table-cell office:value-type="string">
            <text:p>sit on high 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8</text:p>
          </table:table-cell>
          <table:table-cell office:value-type="string">
            <text:p>sit on high 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9</text:p>
          </table:table-cell>
          <table:table-cell office:value-type="string">
            <text:p>sit on stepstool, stand up, swing leg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0</text:p>
          </table:table-cell>
          <table:table-cell office:value-type="string">
            <text:p>sit on stepstool, ankle on other knee, hand on chin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1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2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3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4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5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6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7</text:p>
          </table:table-cell>
          <table:table-cell office:value-type="string">
            <text:p>drink soda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5_01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2</text:p>
          </table:table-cell>
          <table:table-cell office:value-type="string">
            <text:p>climb, step over, sit on, stand on stepstool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3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4</text:p>
          </table:table-cell>
          <table:table-cell office:value-type="string">
            <text:p>wash windows, paint; hand signals; dance - Egyptian walk, the Dive, the Twist, the Cabbage Patch; 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5</text:p>
          </table:table-cell>
          <table:table-cell office:value-type="string">
            <text:p>wash windows, paint; hand signals; dance - Egyptian walk, the Dive, the Twist, the Cabbage Patch; 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6</text:p>
          </table:table-cell>
          <table:table-cell office:value-type="string">
            <text:p>lean forward, reach fo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7</text:p>
          </table:table-cell>
          <table:table-cell office:value-type="string">
            <text:p>lean forward, tiptoe, reach fo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8</text:p>
          </table:table-cell>
          <table:table-cell office:value-type="string">
            <text:p>hand signals - horizontally revolve forearms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9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0</text:p>
          </table:table-cell>
          <table:table-cell office:value-type="string">
            <text:p>sit on high stool, stand up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1</text:p>
          </table:table-cell>
          <table:table-cell office:value-type="string">
            <text:p>wash windows, paint figure eights; hand signals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2</text:p>
          </table:table-cell>
          <table:table-cell office:value-type="string">
            <text:p>wash windows; basketball - dribble, lay-up shot, pass; throw ball; dance - Egyptian walk, the Dive, the Twist; strew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3</text:p>
          </table:table-cell>
          <table:table-cell office:value-type="string">
            <text:p>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4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6_01</text:p>
          </table:table-cell>
          <table:table-cell office:value-type="string">
            <text:p>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2</text:p>
          </table:table-cell>
          <table:table-cell office:value-type="string">
            <text:p>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3</text:p>
          </table:table-cell>
          <table:table-cell office:value-type="string">
            <text:p>high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4</text:p>
          </table:table-cell>
          <table:table-cell office:value-type="string">
            <text:p>high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5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6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7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8</text:p>
          </table:table-cell>
          <table:table-cell office:value-type="string">
            <text:p>run/jog, sudden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9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0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1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2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3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4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5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6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7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8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9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0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1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2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3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4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5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6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7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8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9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0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1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2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3</text:p>
          </table:table-cell>
          <table:table-cell office:value-type="string">
            <text:p>slow walk,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4</text:p>
          </table:table-cell>
          <table:table-cell office:value-type="string">
            <text:p>slow walk,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5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6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7</text:p>
          </table:table-cell>
          <table:table-cell office:value-type="string">
            <text:p>run/jog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8</text:p>
          </table:table-cell>
          <table:table-cell office:value-type="string">
            <text:p>run/jog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9</text:p>
          </table:table-cell>
          <table:table-cell office:value-type="string">
            <text:p>run/jog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0</text:p>
          </table:table-cell>
          <table:table-cell office:value-type="string">
            <text:p>run/jog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1</text:p>
          </table:table-cell>
          <table:table-cell office:value-type="string">
            <text:p>run/jog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2</text:p>
          </table:table-cell>
          <table:table-cell office:value-type="string">
            <text:p>run/jog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3</text:p>
          </table:table-cell>
          <table:table-cell office:value-type="string">
            <text:p>run/jog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4</text:p>
          </table:table-cell>
          <table:table-cell office:value-type="string">
            <text:p>run/jog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5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6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7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8</text:p>
          </table:table-cell>
          <table:table-cell office:value-type="string">
            <text:p>run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9</text:p>
          </table:table-cell>
          <table:table-cell office:value-type="string">
            <text:p>run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0</text:p>
          </table:table-cell>
          <table:table-cell office:value-type="string">
            <text:p>run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1</text:p>
          </table:table-cell>
          <table:table-cell office:value-type="string">
            <text:p>run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2</text:p>
          </table:table-cell>
          <table:table-cell office:value-type="string">
            <text:p>run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3</text:p>
          </table:table-cell>
          <table:table-cell office:value-type="string">
            <text:p>run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4</text:p>
          </table:table-cell>
          <table:table-cell office:value-type="string">
            <text:p>run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5</text:p>
          </table:table-cell>
          <table:table-cell office:value-type="string">
            <text:p>ru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6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7</text:p>
          </table:table-cell>
          <table:table-cell office:value-type="string">
            <text:p>run/jog, sudden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8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7_01</text:p>
          </table:table-cell>
          <table:table-cell office:value-type="string">
            <text:p>walk with anger, frustration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2</text:p>
          </table:table-cell>
          <table:table-cell office:value-type="string">
            <text:p>walk with anger, frustration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3</text:p>
          </table:table-cell>
          <table:table-cell office:value-type="string">
            <text:p>walk stealth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4</text:p>
          </table:table-cell>
          <table:table-cell office:value-type="string">
            <text:p>walk stealth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5</text:p>
          </table:table-cell>
          <table:table-cell office:value-type="string">
            <text:p>walk/hobble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6</text:p>
          </table:table-cell>
          <table:table-cell office:value-type="string">
            <text:p>whistle, walk jaunt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7</text:p>
          </table:table-cell>
          <table:table-cell office:value-type="string">
            <text:p>whistle, walk jaunt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8</text:p>
          </table:table-cell>
          <table:table-cell office:value-type="string">
            <text:p>muscular, heavyset person's walk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9</text:p>
          </table:table-cell>
          <table:table-cell office:value-type="string">
            <text:p>muscular, heavyset person's walk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10</text:p>
          </table:table-cell>
          <table:table-cell office:value-type="string">
            <text:p>boxing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8_01</text:p>
          </table:table-cell>
          <table:table-cell office:value-type="string">
            <text:p>walk, shake hand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2</text:p>
          </table:table-cell>
          <table:table-cell office:value-type="string">
            <text:p>walk, shake hand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3</text:p>
          </table:table-cell>
          <table:table-cell office:value-type="string">
            <text:p>A pulls B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4</text:p>
          </table:table-cell>
          <table:table-cell office:value-type="string">
            <text:p>A pulls B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5</text:p>
          </table:table-cell>
          <table:table-cell office:value-type="string">
            <text:p>A pulls B by the elbow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6</text:p>
          </table:table-cell>
          <table:table-cell office:value-type="string">
            <text:p>A pulls B by the elbow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7</text:p>
          </table:table-cell>
          <table:table-cell office:value-type="string">
            <text:p>navigate busy sidewalk; A leads the way, takes B by the arm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8</text:p>
          </table:table-cell>
          <table:table-cell office:value-type="string">
            <text:p>conversation - explain with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9</text:p>
          </table:table-cell>
          <table:table-cell office:value-type="string">
            <text:p>conversation - explain with hand gestures, walk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0</text:p>
          </table:table-cell>
          <table:table-cell office:value-type="string">
            <text:p>quarrel - angry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1</text:p>
          </table:table-cell>
          <table:table-cell office:value-type="string">
            <text:p>quarrel - angry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2</text:p>
          </table:table-cell>
          <table:table-cell office:value-type="string">
            <text:p>friends meet, hang out; A sits, B joins A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3</text:p>
          </table:table-cell>
          <table:table-cell office:value-type="string">
            <text:p>run, scramble for last seat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4</text:p>
          </table:table-cell>
          <table:table-cell office:value-type="string">
            <text:p>run, scramble for last seat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5</text:p>
          </table:table-cell>
          <table:table-cell office:value-type="string">
            <text:p>chicken dance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9_01</text:p>
          </table:table-cell>
          <table:table-cell office:value-type="string">
            <text:p>walk, shake hand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2</text:p>
          </table:table-cell>
          <table:table-cell office:value-type="string">
            <text:p>walk, shake hand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3</text:p>
          </table:table-cell>
          <table:table-cell office:value-type="string">
            <text:p>A pulls B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4</text:p>
          </table:table-cell>
          <table:table-cell office:value-type="string">
            <text:p>A pulls B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5</text:p>
          </table:table-cell>
          <table:table-cell office:value-type="string">
            <text:p>A pulls B by the elbow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6</text:p>
          </table:table-cell>
          <table:table-cell office:value-type="string">
            <text:p>A pulls B by the elbow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7</text:p>
          </table:table-cell>
          <table:table-cell office:value-type="string">
            <text:p>navigate busy sidewalk; A leads the way, takes B by the arm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8</text:p>
          </table:table-cell>
          <table:table-cell office:value-type="string">
            <text:p>conversation - explain with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9</text:p>
          </table:table-cell>
          <table:table-cell office:value-type="string">
            <text:p>conversation - explain with hand gestures, walk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0</text:p>
          </table:table-cell>
          <table:table-cell office:value-type="string">
            <text:p>quarrel - angry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1</text:p>
          </table:table-cell>
          <table:table-cell office:value-type="string">
            <text:p>quarrel - angry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2</text:p>
          </table:table-cell>
          <table:table-cell office:value-type="string">
            <text:p>friends meet, hang out; A sits, B joins A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3</text:p>
          </table:table-cell>
          <table:table-cell office:value-type="string">
            <text:p>run, scramble for last seat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4</text:p>
          </table:table-cell>
          <table:table-cell office:value-type="string">
            <text:p>run, scramble for last seat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5</text:p>
          </table:table-cell>
          <table:table-cell office:value-type="string">
            <text:p>chicken dance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0_01</text:p>
          </table:table-cell>
          <table:table-cell office:value-type="string">
            <text:p>chicken dance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2</text:p>
          </table:table-cell>
          <table:table-cell office:value-type="string">
            <text:p>link arms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3</text:p>
          </table:table-cell>
          <table:table-cell office:value-type="string">
            <text:p>link arms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4</text:p>
          </table:table-cell>
          <table:table-cell office:value-type="string">
            <text:p>synchronized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5</text:p>
          </table:table-cell>
          <table:table-cell office:value-type="string">
            <text:p>synchronized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6</text:p>
          </table:table-cell>
          <table:table-cell office:value-type="string">
            <text:p>soldiers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7</text:p>
          </table:table-cell>
          <table:table-cell office:value-type="string">
            <text:p>soldiers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8</text:p>
          </table:table-cell>
          <table:table-cell office:value-type="string">
            <text:p>zombie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9</text:p>
          </table:table-cell>
          <table:table-cell office:value-type="string">
            <text:p>nursery rhyme - ring around the rosey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0</text:p>
          </table:table-cell>
          <table:table-cell office:value-type="string">
            <text:p>360-degree two-person whip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1</text:p>
          </table:table-cell>
          <table:table-cell office:value-type="string">
            <text:p>high-five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2</text:p>
          </table:table-cell>
          <table:table-cell office:value-type="string">
            <text:p>low-five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3</text:p>
          </table:table-cell>
          <table:table-cell office:value-type="string">
            <text:p>blind man's bluff (blindfold tag)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1_01</text:p>
          </table:table-cell>
          <table:table-cell office:value-type="string">
            <text:p>chicken dance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2</text:p>
          </table:table-cell>
          <table:table-cell office:value-type="string">
            <text:p>link arms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3</text:p>
          </table:table-cell>
          <table:table-cell office:value-type="string">
            <text:p>link arms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4</text:p>
          </table:table-cell>
          <table:table-cell office:value-type="string">
            <text:p>synchronized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5</text:p>
          </table:table-cell>
          <table:table-cell office:value-type="string">
            <text:p>synchronized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6</text:p>
          </table:table-cell>
          <table:table-cell office:value-type="string">
            <text:p>soldiers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7</text:p>
          </table:table-cell>
          <table:table-cell office:value-type="string">
            <text:p>soldiers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8</text:p>
          </table:table-cell>
          <table:table-cell office:value-type="string">
            <text:p>zombie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9</text:p>
          </table:table-cell>
          <table:table-cell office:value-type="string">
            <text:p>nursery rhyme - ring around the rosey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0</text:p>
          </table:table-cell>
          <table:table-cell office:value-type="string">
            <text:p>360-degree two-person whip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1</text:p>
          </table:table-cell>
          <table:table-cell office:value-type="string">
            <text:p>high-five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2</text:p>
          </table:table-cell>
          <table:table-cell office:value-type="string">
            <text:p>low-five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3</text:p>
          </table:table-cell>
          <table:table-cell office:value-type="string">
            <text:p>blind man's bluff (blindfold tag)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2_01</text:p>
          </table:table-cell>
          <table:table-cell office:value-type="string">
            <text:p>B sits; A pulls up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2</text:p>
          </table:table-cell>
          <table:table-cell office:value-type="string">
            <text:p>A sits; B pulls up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3</text:p>
          </table:table-cell>
          <table:table-cell office:value-type="string">
            <text:p>A sits, holds face in hands; B kneels, comforts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4</text:p>
          </table:table-cell>
          <table:table-cell office:value-type="string">
            <text:p>B comforts A, puts one hand on A's shoulder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5</text:p>
          </table:table-cell>
          <table:table-cell office:value-type="string">
            <text:p>A comforts B, puts both hands on B's shoulder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6</text:p>
          </table:table-cell>
          <table:table-cell office:value-type="string">
            <text:p>B comforts A, puts both hands on A's shoulder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7</text:p>
          </table:table-cell>
          <table:table-cell office:value-type="string">
            <text:p>A comforts B, puts one hand on B's shoulder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8</text:p>
          </table:table-cell>
          <table:table-cell office:value-type="string">
            <text:p>hold hands, swing arms, walk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9</text:p>
          </table:table-cell>
          <table:table-cell office:value-type="string">
            <text:p>A gives B a shoulder rub; B sits, A stand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0</text:p>
          </table:table-cell>
          <table:table-cell office:value-type="string">
            <text:p>A shelters B, a younger child, from harm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1</text:p>
          </table:table-cell>
          <table:table-cell office:value-type="string">
            <text:p>B shelters A, a younger child, from harm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2</text:p>
          </table:table-cell>
          <table:table-cell office:value-type="string">
            <text:p>A stumbles into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3</text:p>
          </table:table-cell>
          <table:table-cell office:value-type="string">
            <text:p>A passes soda to B; both drink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4</text:p>
          </table:table-cell>
          <table:table-cell office:value-type="string">
            <text:p>alternating squat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5</text:p>
          </table:table-cell>
          <table:table-cell office:value-type="string">
            <text:p>alternating jumping jack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6</text:p>
          </table:table-cell>
          <table:table-cell office:value-type="string">
            <text:p>synchronized jumping jack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7</text:p>
          </table:table-cell>
          <table:table-cell office:value-type="string">
            <text:p>rush up, arm wrestle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8</text:p>
          </table:table-cell>
          <table:table-cell office:value-type="string">
            <text:p>A stares down B, leans with hands on high stool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9</text:p>
          </table:table-cell>
          <table:table-cell office:value-type="string">
            <text:p>B stares down A, leans with hands on high stool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0</text:p>
          </table:table-cell>
          <table:table-cell office:value-type="string">
            <text:p>violence - A picks up high stool, threatens to strike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1</text:p>
          </table:table-cell>
          <table:table-cell office:value-type="string">
            <text:p>conversation - B pounds high stool, points at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2</text:p>
          </table:table-cell>
          <table:table-cell office:value-type="string">
            <text:p>walk; B catches keys thrown by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3</text:p>
          </table:table-cell>
          <table:table-cell office:value-type="string">
            <text:p>walk; A catches keys thrown by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4</text:p>
          </table:table-cell>
          <table:table-cell office:value-type="string">
            <text:p>walk; B catches wallet thrown by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5</text:p>
          </table:table-cell>
          <table:table-cell office:value-type="string">
            <text:p>walk; A catches wallet thrown by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3_01</text:p>
          </table:table-cell>
          <table:table-cell office:value-type="string">
            <text:p>B sits; A pulls up B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2</text:p>
          </table:table-cell>
          <table:table-cell office:value-type="string">
            <text:p>A sits; B pulls up A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3</text:p>
          </table:table-cell>
          <table:table-cell office:value-type="string">
            <text:p>A sits, holds face in hands; B kneels, comforts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4</text:p>
          </table:table-cell>
          <table:table-cell office:value-type="string">
            <text:p>B comforts A, puts one hand on A's shoulder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5</text:p>
          </table:table-cell>
          <table:table-cell office:value-type="string">
            <text:p>A comforts B, puts both hands on B's shoulder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6</text:p>
          </table:table-cell>
          <table:table-cell office:value-type="string">
            <text:p>B comforts A, puts both hands on A's shoulder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7</text:p>
          </table:table-cell>
          <table:table-cell office:value-type="string">
            <text:p>A comforts B, puts one hand on B's shoulder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8</text:p>
          </table:table-cell>
          <table:table-cell office:value-type="string">
            <text:p>hold hands, swing arms, walk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9</text:p>
          </table:table-cell>
          <table:table-cell office:value-type="string">
            <text:p>A gives B a shoulder rub; B sits, A stands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0</text:p>
          </table:table-cell>
          <table:table-cell office:value-type="string">
            <text:p>A shelters B, a younger child, from harm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1</text:p>
          </table:table-cell>
          <table:table-cell office:value-type="string">
            <text:p>B shelters A, a younger child, from harm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2</text:p>
          </table:table-cell>
          <table:table-cell office:value-type="string">
            <text:p>A stumbles into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3</text:p>
          </table:table-cell>
          <table:table-cell office:value-type="string">
            <text:p>A passes soda to B; both drink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4</text:p>
          </table:table-cell>
          <table:table-cell office:value-type="string">
            <text:p>alternating squat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5</text:p>
          </table:table-cell>
          <table:table-cell office:value-type="string">
            <text:p>alternating jumping jack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6</text:p>
          </table:table-cell>
          <table:table-cell office:value-type="string">
            <text:p>synchronized jumping jack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7</text:p>
          </table:table-cell>
          <table:table-cell office:value-type="string">
            <text:p>rush up, arm wrestle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8</text:p>
          </table:table-cell>
          <table:table-cell office:value-type="string">
            <text:p>A stares down B, leans with hands on high stool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9</text:p>
          </table:table-cell>
          <table:table-cell office:value-type="string">
            <text:p>B stares down A, leans with hands on high stool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0</text:p>
          </table:table-cell>
          <table:table-cell office:value-type="string">
            <text:p>violence - A picks up high stool, threatens to strike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1</text:p>
          </table:table-cell>
          <table:table-cell office:value-type="string">
            <text:p>conversation - B pounds high stool, points at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2</text:p>
          </table:table-cell>
          <table:table-cell office:value-type="string">
            <text:p>walk; B catches keys thrown by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3</text:p>
          </table:table-cell>
          <table:table-cell office:value-type="string">
            <text:p>walk; A catches keys thrown by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4</text:p>
          </table:table-cell>
          <table:table-cell office:value-type="string">
            <text:p>walk; B catches wallet thrown by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5</text:p>
          </table:table-cell>
          <table:table-cell office:value-type="string">
            <text:p>walk; A catches wallet thrown by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4_01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4 (nursery rhym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5_01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5 (nursery rhym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6_01</text:p>
          </table:table-cell>
          <table:table-cell office:value-type="string">
            <text:p>walk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2</text:p>
          </table:table-cell>
          <table:table-cell office:value-type="string">
            <text:p>basketball signals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3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4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5</text:p>
          </table:table-cell>
          <table:table-cell office:value-type="string">
            <text:p>Alaska vacatio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6</text:p>
          </table:table-cell>
          <table:table-cell office:value-type="string">
            <text:p>Alaska vacatio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7</text:p>
          </table:table-cell>
          <table:table-cell office:value-type="string">
            <text:p>nursery rhyme - Cock Robi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8</text:p>
          </table:table-cell>
          <table:table-cell office:value-type="string">
            <text:p>nursery rhyme - Cock Robi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9</text:p>
          </table:table-cell>
          <table:table-cell office:value-type="string">
            <text:p>bend, pick up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10</text:p>
          </table:table-cell>
          <table:table-cell office:value-type="string">
            <text:p>bend, lift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11</text:p>
          </table:table-cell>
          <table:table-cell office:value-type="string">
            <text:p>bend, lift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7_01</text:p>
          </table:table-cell>
          <table:table-cell office:value-type="string">
            <text:p>walk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2</text:p>
          </table:table-cell>
          <table:table-cell office:value-type="string">
            <text:p>basketball signals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3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4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5</text:p>
          </table:table-cell>
          <table:table-cell office:value-type="string">
            <text:p>nursery rhyme - Cock Robi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6</text:p>
          </table:table-cell>
          <table:table-cell office:value-type="string">
            <text:p>basketball signals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7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8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9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10</text:p>
          </table:table-cell>
          <table:table-cell office:value-type="string">
            <text:p>nursery rhyme - Cock Robi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11</text:p>
          </table:table-cell>
          <table:table-cell office:value-type="string">
            <text:p>prairie dog (human subject)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8_01</text:p>
          </table:table-cell>
          <table:table-cell office:value-type="string">
            <text:p>basketball signals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3</text:p>
          </table:table-cell>
          <table:table-cell office:value-type="string">
            <text:p>Alaskan vacatio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4</text:p>
          </table:table-cell>
          <table:table-cell office:value-type="string">
            <text:p>nursery rhyme - Cock Robi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5</text:p>
          </table:table-cell>
          <table:table-cell office:value-type="string">
            <text:p>basketball signals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6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7</text:p>
          </table:table-cell>
          <table:table-cell office:value-type="string">
            <text:p>Alaskan vacatio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8</text:p>
          </table:table-cell>
          <table:table-cell office:value-type="string">
            <text:p>nursery rhyme - Cock Robi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9</text:p>
          </table:table-cell>
          <table:table-cell office:value-type="string">
            <text:p>prairie dog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0</text:p>
          </table:table-cell>
          <table:table-cell office:value-type="string">
            <text:p>whal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1</text:p>
          </table:table-cell>
          <table:table-cell office:value-type="string">
            <text:p>bear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2</text:p>
          </table:table-cell>
          <table:table-cell office:value-type="string">
            <text:p>dog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3</text:p>
          </table:table-cell>
          <table:table-cell office:value-type="string">
            <text:p>snak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4</text:p>
          </table:table-cell>
          <table:table-cell office:value-type="string">
            <text:p>chicken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5</text:p>
          </table:table-cell>
          <table:table-cell office:value-type="string">
            <text:p>monkey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6</text:p>
          </table:table-cell>
          <table:table-cell office:value-type="string">
            <text:p>mous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7</text:p>
          </table:table-cell>
          <table:table-cell office:value-type="string">
            <text:p>cat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8</text:p>
          </table:table-cell>
          <table:table-cell office:value-type="string">
            <text:p>elephant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9</text:p>
          </table:table-cell>
          <table:table-cell office:value-type="string">
            <text:p>dinosaur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9_01</text:p>
          </table:table-cell>
          <table:table-cell office:value-type="string">
            <text:p>walk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2</text:p>
          </table:table-cell>
          <table:table-cell office:value-type="string">
            <text:p>basketball signals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3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4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5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6</text:p>
          </table:table-cell>
          <table:table-cell office:value-type="string">
            <text:p>nursery rhyme - Cock Robi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7</text:p>
          </table:table-cell>
          <table:table-cell office:value-type="string">
            <text:p>basketball signals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8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9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0</text:p>
          </table:table-cell>
          <table:table-cell office:value-type="string">
            <text:p>nursery rhyme - Cock Robi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1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2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3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4</text:p>
          </table:table-cell>
          <table:table-cell office:value-type="string">
            <text:p>prairie dog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5</text:p>
          </table:table-cell>
          <table:table-cell office:value-type="string">
            <text:p>whal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6</text:p>
          </table:table-cell>
          <table:table-cell office:value-type="string">
            <text:p>bear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7</text:p>
          </table:table-cell>
          <table:table-cell office:value-type="string">
            <text:p>dog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8</text:p>
          </table:table-cell>
          <table:table-cell office:value-type="string">
            <text:p>cat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9</text:p>
          </table:table-cell>
          <table:table-cell office:value-type="string">
            <text:p>fish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0</text:p>
          </table:table-cell>
          <table:table-cell office:value-type="string">
            <text:p>elephant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1</text:p>
          </table:table-cell>
          <table:table-cell office:value-type="string">
            <text:p>mous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2</text:p>
          </table:table-cell>
          <table:table-cell office:value-type="string">
            <text:p>chicken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3</text:p>
          </table:table-cell>
          <table:table-cell office:value-type="string">
            <text:p>dinosaur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4</text:p>
          </table:table-cell>
          <table:table-cell office:value-type="string">
            <text:p>snak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5</text:p>
          </table:table-cell>
          <table:table-cell office:value-type="string">
            <text:p>monkey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0_01</text:p>
          </table:table-cell>
          <table:table-cell office:value-type="string">
            <text:p>basketball signals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3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4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5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6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7</text:p>
          </table:table-cell>
          <table:table-cell office:value-type="string">
            <text:p>basketball signals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8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9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0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1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2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3</text:p>
          </table:table-cell>
          <table:table-cell office:value-type="string">
            <text:p>prairie dog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4</text:p>
          </table:table-cell>
          <table:table-cell office:value-type="string">
            <text:p>whal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5</text:p>
          </table:table-cell>
          <table:table-cell office:value-type="string">
            <text:p>bear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6</text:p>
          </table:table-cell>
          <table:table-cell office:value-type="string">
            <text:p>dog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7</text:p>
          </table:table-cell>
          <table:table-cell office:value-type="string">
            <text:p>cat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8</text:p>
          </table:table-cell>
          <table:table-cell office:value-type="string">
            <text:p>elephant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9</text:p>
          </table:table-cell>
          <table:table-cell office:value-type="string">
            <text:p>mous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0</text:p>
          </table:table-cell>
          <table:table-cell office:value-type="string">
            <text:p>chicken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1</text:p>
          </table:table-cell>
          <table:table-cell office:value-type="string">
            <text:p>snak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2</text:p>
          </table:table-cell>
          <table:table-cell office:value-type="string">
            <text:p>Tyrannosaurus rex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3</text:p>
          </table:table-cell>
          <table:table-cell office:value-type="string">
            <text:p>monkey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1_01</text:p>
          </table:table-cell>
          <table:table-cell office:value-type="string">
            <text:p>basketball signals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3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4</text:p>
          </table:table-cell>
          <table:table-cell office:value-type="string">
            <text:p>nursery rhyme - Cock Robi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5</text:p>
          </table:table-cell>
          <table:table-cell office:value-type="string">
            <text:p>basketball signals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6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7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8</text:p>
          </table:table-cell>
          <table:table-cell office:value-type="string">
            <text:p>nursery rhyme - Cock Robi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9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0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1</text:p>
          </table:table-cell>
          <table:table-cell office:value-type="string">
            <text:p>prairie dog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2</text:p>
          </table:table-cell>
          <table:table-cell office:value-type="string">
            <text:p>whal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3</text:p>
          </table:table-cell>
          <table:table-cell office:value-type="string">
            <text:p>bear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4</text:p>
          </table:table-cell>
          <table:table-cell office:value-type="string">
            <text:p>dog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5</text:p>
          </table:table-cell>
          <table:table-cell office:value-type="string">
            <text:p>cat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6</text:p>
          </table:table-cell>
          <table:table-cell office:value-type="string">
            <text:p>elephant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7</text:p>
          </table:table-cell>
          <table:table-cell office:value-type="string">
            <text:p>Tyrannosaurus rex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8</text:p>
          </table:table-cell>
          <table:table-cell office:value-type="string">
            <text:p>mous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9</text:p>
          </table:table-cell>
          <table:table-cell office:value-type="string">
            <text:p>chicken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20</text:p>
          </table:table-cell>
          <table:table-cell office:value-type="string">
            <text:p>snak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21</text:p>
          </table:table-cell>
          <table:table-cell office:value-type="string">
            <text:p>monkey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2_01</text:p>
          </table:table-cell>
          <table:table-cell office:value-type="string">
            <text:p>walk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2</text:p>
          </table:table-cell>
          <table:table-cell office:value-type="string">
            <text:p>walk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3</text:p>
          </table:table-cell>
          <table:table-cell office:value-type="string">
            <text:p>basketball signals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4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5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6</text:p>
          </table:table-cell>
          <table:table-cell office:value-type="string">
            <text:p>nursery rhyme - Cock Robi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7</text:p>
          </table:table-cell>
          <table:table-cell office:value-type="string">
            <text:p>basketball signals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8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9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0</text:p>
          </table:table-cell>
          <table:table-cell office:value-type="string">
            <text:p>nursery rhyme - Cock Robi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1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2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3</text:p>
          </table:table-cell>
          <table:table-cell office:value-type="string">
            <text:p>prairie dog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4</text:p>
          </table:table-cell>
          <table:table-cell office:value-type="string">
            <text:p>bear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5</text:p>
          </table:table-cell>
          <table:table-cell office:value-type="string">
            <text:p>dog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6</text:p>
          </table:table-cell>
          <table:table-cell office:value-type="string">
            <text:p>cat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7</text:p>
          </table:table-cell>
          <table:table-cell office:value-type="string">
            <text:p>elephant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8</text:p>
          </table:table-cell>
          <table:table-cell office:value-type="string">
            <text:p>mouse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9</text:p>
          </table:table-cell>
          <table:table-cell office:value-type="string">
            <text:p>chicken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0</text:p>
          </table:table-cell>
          <table:table-cell office:value-type="string">
            <text:p>Tyrannosaurus rex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1</text:p>
          </table:table-cell>
          <table:table-cell office:value-type="string">
            <text:p>snake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2</text:p>
          </table:table-cell>
          <table:table-cell office:value-type="string">
            <text:p>monkey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3_01</text:p>
          </table:table-cell>
          <table:table-cell office:value-type="string">
            <text:p>football - throw, catch (2 subjects - subject A)</text:p>
          </table:table-cell>
          <table:table-cell office:value-type="string">
            <text:p>Subject #33 (throw and catch football (2 subjects - subject A))</text:p>
          </table:table-cell>
        </table:table-row>
        <table:table-row table:style-name="ro1">
          <table:table-cell office:value-type="string">
            <text:p>33_02</text:p>
          </table:table-cell>
          <table:table-cell office:value-type="string">
            <text:p>football - throw, catch, jump around (2 subjects - subject A)</text:p>
          </table:table-cell>
          <table:table-cell office:value-type="string">
            <text:p>Subject #33 (throw and catch football (2 subjects - subject A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4_01</text:p>
          </table:table-cell>
          <table:table-cell office:value-type="string">
            <text:p>football - throw, catch (2 subjects - subject B)</text:p>
          </table:table-cell>
          <table:table-cell office:value-type="string">
            <text:p>Subject #34 (throw and catch football (2 subjects - subject B))</text:p>
          </table:table-cell>
        </table:table-row>
        <table:table-row table:style-name="ro1">
          <table:table-cell office:value-type="string">
            <text:p>34_02</text:p>
          </table:table-cell>
          <table:table-cell office:value-type="string">
            <text:p>football - throw, catch, jump around (2 subjects - subject B)</text:p>
          </table:table-cell>
          <table:table-cell office:value-type="string">
            <text:p>Subject #34 (throw and catch football (2 subjects - subject B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5_0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4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5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6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7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8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9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0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4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5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6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7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8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9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0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1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2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3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4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5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6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7</text:p>
          </table:table-cell>
          <table:table-cell office:value-type="string">
            <text:p>navigate around obstacles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8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9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0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4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6_0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2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3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8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9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8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9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8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9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7</text:p>
          </table:table-cell>
          <table:table-cell office:value-type="string">
            <text:p>jump/hop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7_01</text:p>
          </table:table-cell>
          <table:table-cell office:value-type="string">
            <text:p>slow walk</text:p>
          </table:table-cell>
          <table:table-cell office:value-type="string">
            <text:p>Subject #37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8_01</text:p>
          </table:table-cell>
          <table:table-cell office:value-type="string">
            <text:p>walk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2</text:p>
          </table:table-cell>
          <table:table-cell office:value-type="string">
            <text:p>walk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3</text:p>
          </table:table-cell>
          <table:table-cell office:value-type="string">
            <text:p>run around in a circle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4</text:p>
          </table:table-cell>
          <table:table-cell office:value-type="string">
            <text:p>walk around, frequent turns, cyclic walk along a line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9_01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2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3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4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5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6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7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8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9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0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1</text:p>
          </table:table-cell>
          <table:table-cell office:value-type="string">
            <text:p>walk forward, turn around, walk bac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2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3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4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0_02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3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4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5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6</text:p>
          </table:table-cell>
          <table:table-cell office:value-type="string">
            <text:p>climb, step over, sit on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7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8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9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0</text:p>
          </table:table-cell>
          <table:table-cell office:value-type="string">
            <text:p>wait for bu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1</text:p>
          </table:table-cell>
          <table:table-cell office:value-type="string">
            <text:p>wait for bu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2</text:p>
          </table:table-cell>
          <table:table-cell office:value-type="string">
            <text:p>basketball signal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1_02</text:p>
          </table:table-cell>
          <table:table-cell office:value-type="string">
            <text:p>navigate - walk forward, backward, sideways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3</text:p>
          </table:table-cell>
          <table:table-cell office:value-type="string">
            <text:p>navigate - walk forward, backward, sideways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4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5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6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7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8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9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10</text:p>
          </table:table-cell>
          <table:table-cell office:value-type="string">
            <text:p>basketball signals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11</text:p>
          </table:table-cell>
          <table:table-cell office:value-type="string">
            <text:p>basketball signals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2_01</text:p>
          </table:table-cell>
          <table:table-cell office:value-type="string">
            <text:p>stretch - rotate head, shoulders, arms, legs</text:p>
          </table:table-cell>
          <table:table-cell office:value-type="string">
            <text:p>Subject #42 (stretch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3_01</text:p>
          </table:table-cell>
          <table:table-cell office:value-type="string">
            <text:p>walk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office:value-type="string">
            <text:p>43_02</text:p>
          </table:table-cell>
          <table:table-cell office:value-type="string">
            <text:p>playground - grip bar, swing body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office:value-type="string">
            <text:p>43_03</text:p>
          </table:table-cell>
          <table:table-cell office:value-type="string">
            <text:p>playground - grip bar, swing body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5_01</text:p>
          </table:table-cell>
          <table:table-cell office:value-type="string">
            <text:p>walk</text:p>
          </table:table-cell>
          <table:table-cell office:value-type="string">
            <text:p>Subject #45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6_01</text:p>
          </table:table-cell>
          <table:table-cell office:value-type="string">
            <text:p>walk</text:p>
          </table:table-cell>
          <table:table-cell office:value-type="string">
            <text:p>Subject #46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7_01</text:p>
          </table:table-cell>
          <table:table-cell office:value-type="string">
            <text:p>walk forward, turn around, walk back</text:p>
          </table:table-cell>
          <table:table-cell office:value-type="string">
            <text:p>Subject #47 (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9_01</text:p>
          </table:table-cell>
          <table:table-cell office:value-type="string">
            <text:p>walk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2</text:p>
          </table:table-cell>
          <table:table-cell office:value-type="string">
            <text:p>jump up and down, hop on one foo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3</text:p>
          </table:table-cell>
          <table:table-cell office:value-type="string">
            <text:p>jump up and down, hop on one foo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4</text:p>
          </table:table-cell>
          <table:table-cell office:value-type="string">
            <text:p>run, leap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5</text:p>
          </table:table-cell>
          <table:table-cell office:value-type="string">
            <text:p>run, leap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6</text:p>
          </table:table-cell>
          <table:table-cell office:value-type="string">
            <text:p>cartwheel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7</text:p>
          </table:table-cell>
          <table:table-cell office:value-type="string">
            <text:p>cartwheel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8</text:p>
          </table:table-cell>
          <table:table-cell office:value-type="string">
            <text:p>cartwheel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9</text:p>
          </table:table-cell>
          <table:table-cell office:value-type="string">
            <text:p>dance - arms held high, side arabesque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0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1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2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3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4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5</text:p>
          </table:table-cell>
          <table:table-cell office:value-type="string">
            <text:p>static dance pose - folded in, head lowered, leg ben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6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7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8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9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0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1</text:p>
          </table:table-cell>
          <table:table-cell office:value-type="string">
            <text:p>acrobatics - spin/twirl, hang on rope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2</text:p>
          </table:table-cell>
          <table:table-cell office:value-type="string">
            <text:p>dance - lean back on bent leg, balance, bend elbow by ear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54_01</text:p>
          </table:table-cell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2</text:p>
          </table:table-cell>
          <table:table-cell office:value-type="string">
            <text:p>bea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3</text:p>
          </table:table-cell>
          <table:table-cell office:value-type="string">
            <text:p>pengui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4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5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6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7</text:p>
          </table:table-cell>
          <table:table-cell office:value-type="string">
            <text:p>prairie dog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8</text:p>
          </table:table-cell>
          <table:table-cell office:value-type="string">
            <text:p>roadrunne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9</text:p>
          </table:table-cell>
          <table:table-cell office:value-type="string">
            <text:p>insect/praying mantis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0</text:p>
          </table:table-cell>
          <table:table-cell office:value-type="string">
            <text:p>ghost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1</text:p>
          </table:table-cell>
          <table:table-cell office:value-type="string">
            <text:p>pengui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2</text:p>
          </table:table-cell>
          <table:table-cell office:value-type="string">
            <text:p>drag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3</text:p>
          </table:table-cell>
          <table:table-cell office:value-type="string">
            <text:p>drag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4</text:p>
          </table:table-cell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5</text:p>
          </table:table-cell>
          <table:table-cell office:value-type="string">
            <text:p>prairie dog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6</text:p>
          </table:table-cell>
          <table:table-cell office:value-type="string">
            <text:p>superhero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7</text:p>
          </table:table-cell>
          <table:table-cell office:value-type="string">
            <text:p>squirrel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8</text:p>
          </table:table-cell>
          <table:table-cell office:value-type="string">
            <text:p>squirrel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9</text:p>
          </table:table-cell>
          <table:table-cell office:value-type="string">
            <text:p>squirrel - robotic like moti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0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1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2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3</text:p>
          </table:table-cell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4</text:p>
          </table:table-cell>
          <table:table-cell office:value-type="string">
            <text:p>hummingbird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5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6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7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55_01</text:p>
          </table:table-cell>
          <table:table-cell office:value-type="string">
            <text:p>dance, whirl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2</text:p>
          </table:table-cell>
          <table:table-cell office:value-type="string">
            <text:p>lambada dance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3</text:p>
          </table:table-cell>
          <table:table-cell office:value-type="string">
            <text:p>genie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4</text:p>
          </table:table-cell>
          <table:table-cell office:value-type="string">
            <text:p>walk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5</text:p>
          </table:table-cell>
          <table:table-cell office:value-type="string">
            <text:p>hummingbird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6</text:p>
          </table:table-cell>
          <table:table-cell office:value-type="string">
            <text:p>chicke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7</text:p>
          </table:table-cell>
          <table:table-cell office:value-type="string">
            <text:p>chicke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8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9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0</text:p>
          </table:table-cell>
          <table:table-cell office:value-type="string">
            <text:p>hummingbird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1</text:p>
          </table:table-cell>
          <table:table-cell office:value-type="string">
            <text:p>animal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2</text:p>
          </table:table-cell>
          <table:table-cell office:value-type="string">
            <text:p>dancing bea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3</text:p>
          </table:table-cell>
          <table:table-cell office:value-type="string">
            <text:p>insect/praying mantis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4</text:p>
          </table:table-cell>
          <table:table-cell office:value-type="string">
            <text:p>prairie dog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5</text:p>
          </table:table-cell>
          <table:table-cell office:value-type="string">
            <text:p>roadrunne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6</text:p>
          </table:table-cell>
          <table:table-cell office:value-type="string">
            <text:p>panda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7</text:p>
          </table:table-cell>
          <table:table-cell office:value-type="string">
            <text:p>ghost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8</text:p>
          </table:table-cell>
          <table:table-cell office:value-type="string">
            <text:p>pengui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9</text:p>
          </table:table-cell>
          <table:table-cell office:value-type="string">
            <text:p>drago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0</text:p>
          </table:table-cell>
          <table:table-cell office:value-type="string">
            <text:p>hippo ballerina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1</text:p>
          </table:table-cell>
          <table:table-cell office:value-type="string">
            <text:p>pterosau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2</text:p>
          </table:table-cell>
          <table:table-cell office:value-type="string">
            <text:p>superhero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3</text:p>
          </table:table-cell>
          <table:table-cell office:value-type="string">
            <text:p>devil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4</text:p>
          </table:table-cell>
          <table:table-cell office:value-type="string">
            <text:p>various animals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5</text:p>
          </table:table-cell>
          <table:table-cell office:value-type="string">
            <text:p>dancing animal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6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7</text:p>
          </table:table-cell>
          <table:table-cell office:value-type="string">
            <text:p>dancing ant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8</text:p>
          </table:table-cell>
          <table:table-cell office:value-type="string">
            <text:p>monkey/bea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56_01</text:p>
          </table:table-cell>
          <table:table-cell office:value-type="string">
            <text:p>walk around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2</text:p>
          </table:table-cell>
          <table:table-cell office:value-type="string">
            <text:p>vignettes - fists up, wipe window, yawn, stretch, angrily grab, smash against wall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3</text:p>
          </table:table-cell>
          <table:table-cell office:value-type="string">
            <text:p>vignettes - fists up, wipe window, yawn, stretch, angrily grab, smash against wall, lift open window, throw punches, skip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4</text:p>
          </table:table-cell>
          <table:table-cell office:value-type="string">
            <text:p>vignettes - fists up, wipe window, grab, lift open window, throw punches, yawn, stretch, walk, jump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5</text:p>
          </table:table-cell>
          <table:table-cell office:value-type="string">
            <text:p>vignettes - walk, drink water, run/jog, jump, wipe window, lift open window, throw punches, yawn, stretch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6</text:p>
          </table:table-cell>
          <table:table-cell office:value-type="string">
            <text:p>vignettes - throw punches, grab, skip, yawn, stretch, leap, lift open window, walk, jump/bound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7</text:p>
          </table:table-cell>
          <table:table-cell office:value-type="string">
            <text:p>vignettes - yawn, stretch, walk, run/jog, angrily grab, jump, skip, halt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8</text:p>
          </table:table-cell>
          <table:table-cell office:value-type="string">
            <text:p>vignettes - lift open window, smash against wall, hop, walk, run/jog, yawn, stretch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0_01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2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3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4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5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6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7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8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9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0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1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2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3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4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5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1_01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2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3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4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5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6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7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8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9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0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1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2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3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4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5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2_01</text:p>
          </table:table-cell>
          <table:table-cell office:value-type="string">
            <text:p>bolt loos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2</text:p>
          </table:table-cell>
          <table:table-cell office:value-type="string">
            <text:p>bolt tight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3</text:p>
          </table:table-cell>
          <table:table-cell office:value-type="string">
            <text:p>sawing, hand saw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4</text:p>
          </table:table-cell>
          <table:table-cell office:value-type="string">
            <text:p>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5</text:p>
          </table:table-cell>
          <table:table-cell office:value-type="string">
            <text:p>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6</text:p>
          </table:table-cell>
          <table:table-cell office:value-type="string">
            <text:p>un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7</text:p>
          </table:table-cell>
          <table:table-cell office:value-type="string">
            <text:p>hammer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8</text:p>
          </table:table-cell>
          <table:table-cell office:value-type="string">
            <text:p>hammer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9</text:p>
          </table:table-cell>
          <table:table-cell office:value-type="string">
            <text:p>pull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0</text:p>
          </table:table-cell>
          <table:table-cell office:value-type="string">
            <text:p>hammering sequence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1</text:p>
          </table:table-cell>
          <table:table-cell office:value-type="string">
            <text:p>cleaning up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2</text:p>
          </table:table-cell>
          <table:table-cell office:value-type="string">
            <text:p>hard days drink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3</text:p>
          </table:table-cell>
          <table:table-cell office:value-type="string">
            <text:p>moving a stoo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4</text:p>
          </table:table-cell>
          <table:table-cell office:value-type="string">
            <text:p>open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5</text:p>
          </table:table-cell>
          <table:table-cell office:value-type="string">
            <text:p>open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6</text:p>
          </table:table-cell>
          <table:table-cell office:value-type="string">
            <text:p>clos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7</text:p>
          </table:table-cell>
          <table:table-cell office:value-type="string">
            <text:p>opening and clos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8</text:p>
          </table:table-cell>
          <table:table-cell office:value-type="string">
            <text:p>clos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9</text:p>
          </table:table-cell>
          <table:table-cell office:value-type="string">
            <text:p>open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0</text:p>
          </table:table-cell>
          <table:table-cell office:value-type="string">
            <text:p>closing, moving and open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1</text:p>
          </table:table-cell>
          <table:table-cell office:value-type="string">
            <text:p>coiling a rope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2</text:p>
          </table:table-cell>
          <table:table-cell office:value-type="string">
            <text:p>dynamic calibration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3</text:p>
          </table:table-cell>
          <table:table-cell office:value-type="string">
            <text:p>bolt tighten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4</text:p>
          </table:table-cell>
          <table:table-cell office:value-type="string">
            <text:p>bolt tightening, with putting bolt in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5</text:p>
          </table:table-cell>
          <table:table-cell office:value-type="string">
            <text:p>bolt loos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3_01</text:p>
          </table:table-cell>
          <table:table-cell office:value-type="string">
            <text:p>Swing</text:p>
          </table:table-cell>
          <table:table-cell office:value-type="string">
            <text:p>Subject #63 (golf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4_01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2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3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4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5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6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7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8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9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0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1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2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3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4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5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6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7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8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9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0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1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2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3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4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5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6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7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8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9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30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69_01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2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3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4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5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6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7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8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9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0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1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2</text:p>
          </table:table-cell>
          <table:table-cell office:value-type="string">
            <text:p>walk and turn both directions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3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4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5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6</text:p>
          </table:table-cell>
          <table:table-cell office:value-type="string">
            <text:p>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7</text:p>
          </table:table-cell>
          <table:table-cell office:value-type="string">
            <text:p>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8</text:p>
          </table:table-cell>
          <table:table-cell office:value-type="string">
            <text:p>turn in place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9</text:p>
          </table:table-cell>
          <table:table-cell office:value-type="string">
            <text:p>turn in place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0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1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2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3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4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5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6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7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8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9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0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1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2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3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4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5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6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7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8</text:p>
          </table:table-cell>
          <table:table-cell office:value-type="string">
            <text:p>walk backward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9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0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1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2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3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4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5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6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7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8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9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0</text:p>
          </table:table-cell>
          <table:table-cell office:value-type="string">
            <text:p>walk sideways and backwards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1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2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3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4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5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6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7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8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9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0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1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2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3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4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5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6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7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8</text:p>
          </table:table-cell>
          <table:table-cell office:value-type="string">
            <text:p>walk forward and pick up object, set down object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9</text:p>
          </table:table-cell>
          <table:table-cell office:value-type="string">
            <text:p>walk forward and pick up object, carry back object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0</text:p>
          </table:table-cell>
          <table:table-cell office:value-type="string">
            <text:p>walk up to object, squat, pick up object, set down in another place.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1</text:p>
          </table:table-cell>
          <table:table-cell office:value-type="string">
            <text:p>walk up to object, squa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2</text:p>
          </table:table-cell>
          <table:table-cell office:value-type="string">
            <text:p>walk up to objec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3</text:p>
          </table:table-cell>
          <table:table-cell office:value-type="string">
            <text:p>walk up to object, lean over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4</text:p>
          </table:table-cell>
          <table:table-cell office:value-type="string">
            <text:p>walk up to object, lean over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5</text:p>
          </table:table-cell>
          <table:table-cell office:value-type="string">
            <text:p>walk up to object, squa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0_01</text:p>
          </table:table-cell>
          <table:table-cell office:value-type="string">
            <text:p>carry 5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2</text:p>
          </table:table-cell>
          <table:table-cell office:value-type="string">
            <text:p>carry 5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3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4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5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6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7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8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9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0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1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2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3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4_01</text:p>
          </table:table-cell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2</text:p>
          </table:table-cell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3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4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5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6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7</text:p>
          </table:table-cell>
          <table:table-cell office:value-type="string">
            <text:p>lifting up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8</text:p>
          </table:table-cell>
          <table:table-cell office:value-type="string">
            <text:p>lifting up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9</text:p>
          </table:table-cell>
          <table:table-cell office:value-type="string">
            <text:p>Unknown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0</text:p>
          </table:table-cell>
          <table:table-cell office:value-type="string">
            <text:p>peeping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1</text:p>
          </table:table-cell>
          <table:table-cell office:value-type="string">
            <text:p>peeping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2</text:p>
          </table:table-cell>
          <table:table-cell office:value-type="string">
            <text:p>thinker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3</text:p>
          </table:table-cell>
          <table:table-cell office:value-type="string">
            <text:p>Range of motion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4</text:p>
          </table:table-cell>
          <table:table-cell office:value-type="string">
            <text:p>slope 1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5</text:p>
          </table:table-cell>
          <table:table-cell office:value-type="string">
            <text:p>slope1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6</text:p>
          </table:table-cell>
          <table:table-cell office:value-type="string">
            <text:p>slope 2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7</text:p>
          </table:table-cell>
          <table:table-cell office:value-type="string">
            <text:p>slope 2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8</text:p>
          </table:table-cell>
          <table:table-cell office:value-type="string">
            <text:p>slope 3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9</text:p>
          </table:table-cell>
          <table:table-cell office:value-type="string">
            <text:p>slope 3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20</text:p>
          </table:table-cell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5_01</text:p>
          </table:table-cell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2</text:p>
          </table:table-cell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3</text:p>
          </table:table-cell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4</text:p>
          </table:table-cell>
          <table:table-cell office:value-type="string">
            <text:p>wide leg run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5</text:p>
          </table:table-cell>
          <table:table-cell office:value-type="string">
            <text:p>cross leg run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6</text:p>
          </table:table-cell>
          <table:table-cell office:value-type="string">
            <text:p>180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7</text:p>
          </table:table-cell>
          <table:table-cell office:value-type="string">
            <text:p>angle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8</text:p>
          </table:table-cell>
          <table:table-cell office:value-type="string">
            <text:p>360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9</text:p>
          </table:table-cell>
          <table:table-cell office:value-type="string">
            <text:p>360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0</text:p>
          </table:table-cell>
          <table:table-cell office:value-type="string">
            <text:p>2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1</text:p>
          </table:table-cell>
          <table:table-cell office:value-type="string">
            <text:p>2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2</text:p>
          </table:table-cell>
          <table:table-cell office:value-type="string">
            <text:p>box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3</text:p>
          </table:table-cell>
          <table:table-cell office:value-type="string">
            <text:p>hopscotch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4</text:p>
          </table:table-cell>
          <table:table-cell office:value-type="string">
            <text:p>hopscotch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5</text:p>
          </table:table-cell>
          <table:table-cell office:value-type="string">
            <text:p>long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6</text:p>
          </table:table-cell>
          <table:table-cell office:value-type="string">
            <text:p>jump kick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7</text:p>
          </table:table-cell>
          <table:table-cell office:value-type="string">
            <text:p>medium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8</text:p>
          </table:table-cell>
          <table:table-cell office:value-type="string">
            <text:p>high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9</text:p>
          </table:table-cell>
          <table:table-cell office:value-type="string">
            <text:p>medium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20</text:p>
          </table:table-cell>
          <table:table-cell office:value-type="string">
            <text:p>low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6_01</text:p>
          </table:table-cell>
          <table:table-cell office:value-type="string">
            <text:p>walk backwards then attack with a punch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2</text:p>
          </table:table-cell>
          <table:table-cell office:value-type="string">
            <text:p>walk backwards, feign a few attacks, then attack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3</text:p>
          </table:table-cell>
          <table:table-cell office:value-type="string">
            <text:p>avoid attacker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4</text:p>
          </table:table-cell>
          <table:table-cell office:value-type="string">
            <text:p>defensive guard pose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5</text:p>
          </table:table-cell>
          <table:table-cell office:value-type="string">
            <text:p>swatting at pesky bu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6</text:p>
          </table:table-cell>
          <table:table-cell office:value-type="string">
            <text:p>avoid stepping on somethin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7</text:p>
          </table:table-cell>
          <table:table-cell office:value-type="string">
            <text:p>Unknown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8</text:p>
          </table:table-cell>
          <table:table-cell office:value-type="string">
            <text:p>careful stepping over thing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9</text:p>
          </table:table-cell>
          <table:table-cell office:value-type="string">
            <text:p>walking backward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10</text:p>
          </table:table-cell>
          <table:table-cell office:value-type="string">
            <text:p>turnin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11</text:p>
          </table:table-cell>
          <table:table-cell office:value-type="string">
            <text:p>quick large steps backward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7_01</text:p>
          </table:table-cell>
          <table:table-cell office:value-type="string">
            <text:p>looking a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2</text:p>
          </table:table-cell>
          <table:table-cell office:value-type="string">
            <text:p>stand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3</text:p>
          </table:table-cell>
          <table:table-cell office:value-type="string">
            <text:p>ready stanc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4</text:p>
          </table:table-cell>
          <table:table-cell office:value-type="string">
            <text:p>Looking a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5</text:p>
          </table:table-cell>
          <table:table-cell office:value-type="string">
            <text:p>look around with flashligh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6</text:p>
          </table:table-cell>
          <table:table-cell office:value-type="string">
            <text:p>searching g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7</text:p>
          </table:table-cell>
          <table:table-cell office:value-type="string">
            <text:p>poking g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8</text:p>
          </table:table-cell>
          <table:table-cell office:value-type="string">
            <text:p>investigating thing on ground with two hands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9</text:p>
          </table:table-cell>
          <table:table-cell office:value-type="string">
            <text:p>duck to avoid flying objec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0</text:p>
          </table:table-cell>
          <table:table-cell office:value-type="string">
            <text:p>careful run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1</text:p>
          </table:table-cell>
          <table:table-cell office:value-type="string">
            <text:p>careful run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2</text:p>
          </table:table-cell>
          <table:table-cell office:value-type="string">
            <text:p>careful run in circl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3</text:p>
          </table:table-cell>
          <table:table-cell office:value-type="string">
            <text:p>careful run in figure eigh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4</text:p>
          </table:table-cell>
          <table:table-cell office:value-type="string">
            <text:p>careful creep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5</text:p>
          </table:table-cell>
          <table:table-cell office:value-type="string">
            <text:p>careful creep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6</text:p>
          </table:table-cell>
          <table:table-cell office:value-type="string">
            <text:p>laying down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7</text:p>
          </table:table-cell>
          <table:table-cell office:value-type="string">
            <text:p>laying down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8</text:p>
          </table:table-cell>
          <table:table-cell office:value-type="string">
            <text:p>laying down on back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9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0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1</text:p>
          </table:table-cell>
          <table:table-cell office:value-type="string">
            <text:p>stretch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2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3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4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5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6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7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8</text:p>
          </table:table-cell>
          <table:table-cell office:value-type="string">
            <text:p>careful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9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0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1</text:p>
          </table:table-cell>
          <table:table-cell office:value-type="string">
            <text:p>silent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2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3</text:p>
          </table:table-cell>
          <table:table-cell office:value-type="string">
            <text:p>creeping with limp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4</text:p>
          </table:table-cell>
          <table:table-cell office:value-type="string">
            <text:p>creep and pause, repea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8_01</text:p>
          </table:table-cell>
          <table:table-cell office:value-type="string">
            <text:p>LeftTightTurn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2</text:p>
          </table:table-cell>
          <table:table-cell office:value-type="string">
            <text:p>RightWideTurn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3</text:p>
          </table:table-cell>
          <table:table-cell office:value-type="string">
            <text:p>LeftWideTurn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4</text:p>
          </table:table-cell>
          <table:table-cell office:value-type="string">
            <text:p>SuperTightLeft <text:s text:c="7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5</text:p>
          </table:table-cell>
          <table:table-cell office:value-type="string">
            <text:p>SuperTightRight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6</text:p>
          </table:table-cell>
          <table:table-cell office:value-type="string">
            <text:p>RunningStraight <text:s text:c="6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7</text:p>
          </table:table-cell>
          <table:table-cell office:value-type="string">
            <text:p>RunningWideRight <text:s text:c="6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8</text:p>
          </table:table-cell>
          <table:table-cell office:value-type="string">
            <text:p>RunningWid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9</text:p>
          </table:table-cell>
          <table:table-cell office:value-type="string">
            <text:p>RunningTigher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0</text:p>
          </table:table-cell>
          <table:table-cell office:value-type="string">
            <text:p>RunningTighterRigh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1</text:p>
          </table:table-cell>
          <table:table-cell office:value-type="string">
            <text:p>calibration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2</text:p>
          </table:table-cell>
          <table:table-cell office:value-type="string">
            <text:p>RunningNoBall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3</text:p>
          </table:table-cell>
          <table:table-cell office:value-type="string">
            <text:p>OffensiveMoveSpinLef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4</text:p>
          </table:table-cell>
          <table:table-cell office:value-type="string">
            <text:p>OffensiveMoveSpin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5</text:p>
          </table:table-cell>
          <table:table-cell office:value-type="string">
            <text:p>OffensiveMoveGoRight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6</text:p>
          </table:table-cell>
          <table:table-cell office:value-type="string">
            <text:p>OffensiveMoveGoLeft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7</text:p>
          </table:table-cell>
          <table:table-cell office:value-type="string">
            <text:p>OffensiveMoveSpinRight <text:s text:c="12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8</text:p>
          </table:table-cell>
          <table:table-cell office:value-type="string">
            <text:p>WalkEvasiv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9</text:p>
          </table:table-cell>
          <table:table-cell office:value-type="string">
            <text:p>WalkEvasiveRight <text:s text:c="1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0</text:p>
          </table:table-cell>
          <table:table-cell office:value-type="string">
            <text:p>FeintLeftMoveRigh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1</text:p>
          </table:table-cell>
          <table:table-cell office:value-type="string">
            <text:p>FeintRightMov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2</text:p>
          </table:table-cell>
          <table:table-cell office:value-type="string">
            <text:p>FakeShotBreakRight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3</text:p>
          </table:table-cell>
          <table:table-cell office:value-type="string">
            <text:p>FakeShotBreakLef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4</text:p>
          </table:table-cell>
          <table:table-cell office:value-type="string">
            <text:p>DefensiveStraightNoStop <text:s text:c="9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5</text:p>
          </table:table-cell>
          <table:table-cell office:value-type="string">
            <text:p>DefensiveStraightWithStop <text:s text:c="9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6</text:p>
          </table:table-cell>
          <table:table-cell office:value-type="string">
            <text:p>DefensiveRightStopToStop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7</text:p>
          </table:table-cell>
          <table:table-cell office:value-type="string">
            <text:p>DefensiveLeftStopToStop <text:s text:c="1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8</text:p>
          </table:table-cell>
          <table:table-cell office:value-type="string">
            <text:p>DefensiveMoveZigZag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9</text:p>
          </table:table-cell>
          <table:table-cell office:value-type="string">
            <text:p>DefensiveMoveSideToSide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0</text:p>
          </table:table-cell>
          <table:table-cell office:value-type="string">
            <text:p>DefensiveMoveSideToSide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1</text:p>
          </table:table-cell>
          <table:table-cell office:value-type="string">
            <text:p>Pivoting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2</text:p>
          </table:table-cell>
          <table:table-cell office:value-type="string">
            <text:p>SraightDriveFromStop <text:s text:c="9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3</text:p>
          </table:table-cell>
          <table:table-cell office:value-type="string">
            <text:p>RightDrive (left then right) <text:s text:c="3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4</text:p>
          </table:table-cell>
          <table:table-cell office:value-type="string">
            <text:p>LeftDrive (right then left) <text:s text:c="3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5</text:p>
          </table:table-cell>
          <table:table-cell office:value-type="string">
            <text:p>RightTightTurn <text:s text:c="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79_01</text:p>
          </table:table-cell>
          <table:table-cell office:value-type="string">
            <text:p>chopping woo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2</text:p>
          </table:table-cell>
          <table:table-cell office:value-type="string">
            <text:p>swim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3</text:p>
          </table:table-cell>
          <table:table-cell office:value-type="string">
            <text:p>swim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4</text:p>
          </table:table-cell>
          <table:table-cell office:value-type="string">
            <text:p>digg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5</text:p>
          </table:table-cell>
          <table:table-cell office:value-type="string">
            <text:p>se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6</text:p>
          </table:table-cell>
          <table:table-cell office:value-type="string">
            <text:p>hand shak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7</text:p>
          </table:table-cell>
          <table:table-cell office:value-type="string">
            <text:p>lost mark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8</text:p>
          </table:table-cell>
          <table:table-cell office:value-type="string">
            <text:p>box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9</text:p>
          </table:table-cell>
          <table:table-cell office:value-type="string">
            <text:p>slicing brea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0</text:p>
          </table:table-cell>
          <table:table-cell office:value-type="string">
            <text:p>chopping onion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1</text:p>
          </table:table-cell>
          <table:table-cell office:value-type="string">
            <text:p>Subject calibratio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2</text:p>
          </table:table-cell>
          <table:table-cell office:value-type="string">
            <text:p>eating dinn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3</text:p>
          </table:table-cell>
          <table:table-cell office:value-type="string">
            <text:p>mixing bat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4</text:p>
          </table:table-cell>
          <table:table-cell office:value-type="string">
            <text:p>making doug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5</text:p>
          </table:table-cell>
          <table:table-cell office:value-type="string">
            <text:p>eating a sandwic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6</text:p>
          </table:table-cell>
          <table:table-cell office:value-type="string">
            <text:p>buying somet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7</text:p>
          </table:table-cell>
          <table:table-cell office:value-type="string">
            <text:p>playing violi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8</text:p>
          </table:table-cell>
          <table:table-cell office:value-type="string">
            <text:p>playing drum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9</text:p>
          </table:table-cell>
          <table:table-cell office:value-type="string">
            <text:p>playing piano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0</text:p>
          </table:table-cell>
          <table:table-cell office:value-type="string">
            <text:p>hanging a pictur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1</text:p>
          </table:table-cell>
          <table:table-cell office:value-type="string">
            <text:p>putting on a pull ov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2</text:p>
          </table:table-cell>
          <table:table-cell office:value-type="string">
            <text:p>range of motio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3</text:p>
          </table:table-cell>
          <table:table-cell office:value-type="string">
            <text:p>putting on a jacke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4</text:p>
          </table:table-cell>
          <table:table-cell office:value-type="string">
            <text:p>putting on button up swea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5</text:p>
          </table:table-cell>
          <table:table-cell office:value-type="string">
            <text:p>moving heavy box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6</text:p>
          </table:table-cell>
          <table:table-cell office:value-type="string">
            <text:p>planting a tr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7</text:p>
          </table:table-cell>
          <table:table-cell office:value-type="string">
            <text:p>planting a pl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8</text:p>
          </table:table-cell>
          <table:table-cell office:value-type="string">
            <text:p>putting on a ball ca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9</text:p>
          </table:table-cell>
          <table:table-cell office:value-type="string">
            <text:p>putting on a dres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0</text:p>
          </table:table-cell>
          <table:table-cell office:value-type="string">
            <text:p>pushing a s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1</text:p>
          </table:table-cell>
          <table:table-cell office:value-type="string">
            <text:p>writing on a chalkboa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2</text:p>
          </table:table-cell>
          <table:table-cell office:value-type="string">
            <text:p>writing on a chalkboa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3</text:p>
          </table:table-cell>
          <table:table-cell office:value-type="string">
            <text:p>chug a be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4</text:p>
          </table:table-cell>
          <table:table-cell office:value-type="string">
            <text:p>fi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5</text:p>
          </table:table-cell>
          <table:table-cell office:value-type="string">
            <text:p>fi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6</text:p>
          </table:table-cell>
          <table:table-cell office:value-type="string">
            <text:p>answering the phon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7</text:p>
          </table:table-cell>
          <table:table-cell office:value-type="string">
            <text:p>dialing phon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8</text:p>
          </table:table-cell>
          <table:table-cell office:value-type="string">
            <text:p>drinking wa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9</text:p>
          </table:table-cell>
          <table:table-cell office:value-type="string">
            <text:p>sipping martin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0</text:p>
          </table:table-cell>
          <table:table-cell office:value-type="string">
            <text:p>drinking a soda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1</text:p>
          </table:table-cell>
          <table:table-cell office:value-type="string">
            <text:p>sipping coff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2</text:p>
          </table:table-cell>
          <table:table-cell office:value-type="string">
            <text:p>eating sou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3</text:p>
          </table:table-cell>
          <table:table-cell office:value-type="string">
            <text:p>paint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4</text:p>
          </table:table-cell>
          <table:table-cell office:value-type="string">
            <text:p>washing a wind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5</text:p>
          </table:table-cell>
          <table:table-cell office:value-type="string">
            <text:p>bea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6</text:p>
          </table:table-cell>
          <table:table-cell office:value-type="string">
            <text:p>bea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7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8</text:p>
          </table:table-cell>
          <table:table-cell office:value-type="string">
            <text:p>eleph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9</text:p>
          </table:table-cell>
          <table:table-cell office:value-type="string">
            <text:p>monke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0</text:p>
          </table:table-cell>
          <table:table-cell office:value-type="string">
            <text:p>mous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1</text:p>
          </table:table-cell>
          <table:table-cell office:value-type="string">
            <text:p>chipmunk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2</text:p>
          </table:table-cell>
          <table:table-cell office:value-type="string">
            <text:p>prairie do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3</text:p>
          </table:table-cell>
          <table:table-cell office:value-type="string">
            <text:p>do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4</text:p>
          </table:table-cell>
          <table:table-cell office:value-type="string">
            <text:p>snak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5</text:p>
          </table:table-cell>
          <table:table-cell office:value-type="string">
            <text:p>sweep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6</text:p>
          </table:table-cell>
          <table:table-cell office:value-type="string">
            <text:p>T-rex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7</text:p>
          </table:table-cell>
          <table:table-cell office:value-type="string">
            <text:p>fis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8</text:p>
          </table:table-cell>
          <table:table-cell office:value-type="string">
            <text:p>bi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9</text:p>
          </table:table-cell>
          <table:table-cell office:value-type="string">
            <text:p>ca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0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1</text:p>
          </table:table-cell>
          <table:table-cell office:value-type="string">
            <text:p>c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2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3</text:p>
          </table:table-cell>
          <table:table-cell office:value-type="string">
            <text:p>tig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4</text:p>
          </table:table-cell>
          <table:table-cell office:value-type="string">
            <text:p>pengui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5</text:p>
          </table:table-cell>
          <table:table-cell office:value-type="string">
            <text:p>hors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6</text:p>
          </table:table-cell>
          <table:table-cell office:value-type="string">
            <text:p>movie and trial dont matc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7</text:p>
          </table:table-cell>
          <table:table-cell office:value-type="string">
            <text:p>no movi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8</text:p>
          </table:table-cell>
          <table:table-cell office:value-type="string">
            <text:p>col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9</text:p>
          </table:table-cell>
          <table:table-cell office:value-type="string">
            <text:p>very happ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0</text:p>
          </table:table-cell>
          <table:table-cell office:value-type="string">
            <text:p>laug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1</text:p>
          </table:table-cell>
          <table:table-cell office:value-type="string">
            <text:p>sa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2</text:p>
          </table:table-cell>
          <table:table-cell office:value-type="string">
            <text:p>cry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3</text:p>
          </table:table-cell>
          <table:table-cell office:value-type="string">
            <text:p>scare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4</text:p>
          </table:table-cell>
          <table:table-cell office:value-type="string">
            <text:p>upse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5</text:p>
          </table:table-cell>
          <table:table-cell office:value-type="string">
            <text:p>channel surf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6</text:p>
          </table:table-cell>
          <table:table-cell office:value-type="string">
            <text:p>driv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7</text:p>
          </table:table-cell>
          <table:table-cell office:value-type="string">
            <text:p>vacuu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8</text:p>
          </table:table-cell>
          <table:table-cell office:value-type="string">
            <text:p>taking a movi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9</text:p>
          </table:table-cell>
          <table:table-cell office:value-type="string">
            <text:p>putting on headphone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0</text:p>
          </table:table-cell>
          <table:table-cell office:value-type="string">
            <text:p>using a palm pilo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1</text:p>
          </table:table-cell>
          <table:table-cell office:value-type="string">
            <text:p>brushing teet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2</text:p>
          </table:table-cell>
          <table:table-cell office:value-type="string">
            <text:p>putting on deoder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3</text:p>
          </table:table-cell>
          <table:table-cell office:value-type="string">
            <text:p>shav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4</text:p>
          </table:table-cell>
          <table:table-cell office:value-type="string">
            <text:p>combing hai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5</text:p>
          </table:table-cell>
          <table:table-cell office:value-type="string">
            <text:p>typing on a lapto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6</text:p>
          </table:table-cell>
          <table:table-cell office:value-type="string">
            <text:p>shooting bow and arr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7</text:p>
          </table:table-cell>
          <table:table-cell office:value-type="string">
            <text:p>rak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8</text:p>
          </table:table-cell>
          <table:table-cell office:value-type="string">
            <text:p>swatting at a fl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9</text:p>
          </table:table-cell>
          <table:table-cell office:value-type="string">
            <text:p>holding a bab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0</text:p>
          </table:table-cell>
          <table:table-cell office:value-type="string">
            <text:p>wa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1</text:p>
          </table:table-cell>
          <table:table-cell office:value-type="string">
            <text:p>football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2</text:p>
          </table:table-cell>
          <table:table-cell office:value-type="string">
            <text:p>frisb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3</text:p>
          </table:table-cell>
          <table:table-cell office:value-type="string">
            <text:p>weight lift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4</text:p>
          </table:table-cell>
          <table:table-cell office:value-type="string">
            <text:p>flex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5</text:p>
          </table:table-cell>
          <table:table-cell office:value-type="string">
            <text:p>ro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6</text:p>
          </table:table-cell>
          <table:table-cell office:value-type="string">
            <text:p>shooting a gu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0_01</text:p>
          </table:table-cell>
          <table:table-cell office:value-type="string">
            <text:p>shaking hand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2</text:p>
          </table:table-cell>
          <table:table-cell office:value-type="string">
            <text:p>chopping onion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3</text:p>
          </table:table-cell>
          <table:table-cell office:value-type="string">
            <text:p>shooting a gu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4</text:p>
          </table:table-cell>
          <table:table-cell office:value-type="string">
            <text:p>sew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5</text:p>
          </table:table-cell>
          <table:table-cell office:value-type="string">
            <text:p>digging a hol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6</text:p>
          </table:table-cell>
          <table:table-cell office:value-type="string">
            <text:p>paying for somet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7</text:p>
          </table:table-cell>
          <table:table-cell office:value-type="string">
            <text:p>hanging pictur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8</text:p>
          </table:table-cell>
          <table:table-cell office:value-type="string">
            <text:p>picking up somet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9</text:p>
          </table:table-cell>
          <table:table-cell office:value-type="string">
            <text:p>planting a flow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0</text:p>
          </table:table-cell>
          <table:table-cell office:value-type="string">
            <text:p>box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1</text:p>
          </table:table-cell>
          <table:table-cell office:value-type="string">
            <text:p>putting on a swea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2</text:p>
          </table:table-cell>
          <table:table-cell office:value-type="string">
            <text:p>fis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3</text:p>
          </table:table-cell>
          <table:table-cell office:value-type="string">
            <text:p>drum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4</text:p>
          </table:table-cell>
          <table:table-cell office:value-type="string">
            <text:p>teac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5</text:p>
          </table:table-cell>
          <table:table-cell office:value-type="string">
            <text:p>putting on a co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6</text:p>
          </table:table-cell>
          <table:table-cell office:value-type="string">
            <text:p>mixing bat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7</text:p>
          </table:table-cell>
          <table:table-cell office:value-type="string">
            <text:p>hand mixing dough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8</text:p>
          </table:table-cell>
          <table:table-cell office:value-type="string">
            <text:p>vacuu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9</text:p>
          </table:table-cell>
          <table:table-cell office:value-type="string">
            <text:p>pushing broom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0</text:p>
          </table:table-cell>
          <table:table-cell office:value-type="string">
            <text:p>plan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1</text:p>
          </table:table-cell>
          <table:table-cell office:value-type="string">
            <text:p>pushing sw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2</text:p>
          </table:table-cell>
          <table:table-cell office:value-type="string">
            <text:p>putting on a h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3</text:p>
          </table:table-cell>
          <table:table-cell office:value-type="string">
            <text:p>putting on a skir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4</text:p>
          </table:table-cell>
          <table:table-cell office:value-type="string">
            <text:p>ea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5</text:p>
          </table:table-cell>
          <table:table-cell office:value-type="string">
            <text:p>answering a phon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6</text:p>
          </table:table-cell>
          <table:table-cell office:value-type="string">
            <text:p>dialing phon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7</text:p>
          </table:table-cell>
          <table:table-cell office:value-type="string">
            <text:p>setting glass of wa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8</text:p>
          </table:table-cell>
          <table:table-cell office:value-type="string">
            <text:p>drinking and smok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9</text:p>
          </table:table-cell>
          <table:table-cell office:value-type="string">
            <text:p>chugg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0</text:p>
          </table:table-cell>
          <table:table-cell office:value-type="string">
            <text:p>range of motio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1</text:p>
          </table:table-cell>
          <table:table-cell office:value-type="string">
            <text:p>making coffe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2</text:p>
          </table:table-cell>
          <table:table-cell office:value-type="string">
            <text:p>slic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3</text:p>
          </table:table-cell>
          <table:table-cell office:value-type="string">
            <text:p>eating soup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4</text:p>
          </table:table-cell>
          <table:table-cell office:value-type="string">
            <text:p>rake leave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5</text:p>
          </table:table-cell>
          <table:table-cell office:value-type="string">
            <text:p>putting on headphone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6</text:p>
          </table:table-cell>
          <table:table-cell office:value-type="string">
            <text:p>violi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7</text:p>
          </table:table-cell>
          <table:table-cell office:value-type="string">
            <text:p>TV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8</text:p>
          </table:table-cell>
          <table:table-cell office:value-type="string">
            <text:p>driv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9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0</text:p>
          </table:table-cell>
          <table:table-cell office:value-type="string">
            <text:p>drinking from bottl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1</text:p>
          </table:table-cell>
          <table:table-cell office:value-type="string">
            <text:p>freez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2</text:p>
          </table:table-cell>
          <table:table-cell office:value-type="string">
            <text:p>freez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3</text:p>
          </table:table-cell>
          <table:table-cell office:value-type="string">
            <text:p>happy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4</text:p>
          </table:table-cell>
          <table:table-cell office:value-type="string">
            <text:p>laug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5</text:p>
          </table:table-cell>
          <table:table-cell office:value-type="string">
            <text:p>cry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6</text:p>
          </table:table-cell>
          <table:table-cell office:value-type="string">
            <text:p>cry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7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8</text:p>
          </table:table-cell>
          <table:table-cell office:value-type="string">
            <text:p>argu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9</text:p>
          </table:table-cell>
          <table:table-cell office:value-type="string">
            <text:p>gorilla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0</text:p>
          </table:table-cell>
          <table:table-cell office:value-type="string">
            <text:p>cleaning window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1</text:p>
          </table:table-cell>
          <table:table-cell office:value-type="string">
            <text:p>chicke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2</text:p>
          </table:table-cell>
          <table:table-cell office:value-type="string">
            <text:p>do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3</text:p>
          </table:table-cell>
          <table:table-cell office:value-type="string">
            <text:p>elephan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4</text:p>
          </table:table-cell>
          <table:table-cell office:value-type="string">
            <text:p>monkey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5</text:p>
          </table:table-cell>
          <table:table-cell office:value-type="string">
            <text:p>mous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6</text:p>
          </table:table-cell>
          <table:table-cell office:value-type="string">
            <text:p>chip monk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7</text:p>
          </table:table-cell>
          <table:table-cell office:value-type="string">
            <text:p>prairie do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8</text:p>
          </table:table-cell>
          <table:table-cell office:value-type="string">
            <text:p>snak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9</text:p>
          </table:table-cell>
          <table:table-cell office:value-type="string">
            <text:p>panth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0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1</text:p>
          </table:table-cell>
          <table:table-cell office:value-type="string">
            <text:p>sweep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2</text:p>
          </table:table-cell>
          <table:table-cell office:value-type="string">
            <text:p>bird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3</text:p>
          </table:table-cell>
          <table:table-cell office:value-type="string">
            <text:p>chicke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4</text:p>
          </table:table-cell>
          <table:table-cell office:value-type="string">
            <text:p>c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5</text:p>
          </table:table-cell>
          <table:table-cell office:value-type="string">
            <text:p>fish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6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7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8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9</text:p>
          </table:table-cell>
          <table:table-cell office:value-type="string">
            <text:p>pain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0</text:p>
          </table:table-cell>
          <table:table-cell office:value-type="string">
            <text:p>piano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1</text:p>
          </table:table-cell>
          <table:table-cell office:value-type="string">
            <text:p>chopping wood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2</text:p>
          </table:table-cell>
          <table:table-cell office:value-type="string">
            <text:p>swim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3</text:p>
          </table:table-cell>
          <table:table-cell office:value-type="string">
            <text:p>shaking hand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1_01</text:p>
          </table:table-cell>
          <table:table-cell office:value-type="string">
            <text:p>fix hair and 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2</text:p>
          </table:table-cell>
          <table:table-cell office:value-type="string">
            <text:p>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3</text:p>
          </table:table-cell>
          <table:table-cell office:value-type="string">
            <text:p>walk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4</text:p>
          </table:table-cell>
          <table:table-cell office:value-type="string">
            <text:p>walk at a brisk pac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5</text:p>
          </table:table-cell>
          <table:table-cell office:value-type="string">
            <text:p>push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6</text:p>
          </table:table-cell>
          <table:table-cell office:value-type="string">
            <text:p>push heavy box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7</text:p>
          </table:table-cell>
          <table:table-cell office:value-type="string">
            <text:p>pull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8</text:p>
          </table:table-cell>
          <table:table-cell office:value-type="string">
            <text:p>drag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9</text:p>
          </table:table-cell>
          <table:table-cell office:value-type="string">
            <text:p>drag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0</text:p>
          </table:table-cell>
          <table:table-cell office:value-type="string">
            <text:p>push object that is high in air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1</text:p>
          </table:table-cell>
          <table:table-cell office:value-type="string">
            <text:p>push object that is high in air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2</text:p>
          </table:table-cell>
          <table:table-cell office:value-type="string">
            <text:p>jump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3</text:p>
          </table:table-cell>
          <table:table-cell office:value-type="string">
            <text:p>jump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4</text:p>
          </table:table-cell>
          <table:table-cell office:value-type="string">
            <text:p>climb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5</text:p>
          </table:table-cell>
          <table:table-cell office:value-type="string">
            <text:p>climb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6</text:p>
          </table:table-cell>
          <table:table-cell office:value-type="string">
            <text:p>Unknown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7</text:p>
          </table:table-cell>
          <table:table-cell office:value-type="string">
            <text:p>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8</text:p>
          </table:table-cell>
          <table:table-cell office:value-type="string">
            <text:p>adjust hair 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2_01</text:p>
          </table:table-cell>
          <table:table-cell office:value-type="string">
            <text:p>Static pos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2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3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4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5</text:p>
          </table:table-cell>
          <table:table-cell office:value-type="string">
            <text:p>sitting on ground relaxing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6</text:p>
          </table:table-cell>
          <table:table-cell office:value-type="string">
            <text:p>Pushing on heavy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7</text:p>
          </table:table-cell>
          <table:table-cell office:value-type="string">
            <text:p>Pushing on heavy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8</text:p>
          </table:table-cell>
          <table:table-cell office:value-type="string">
            <text:p>stand still; casu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9</text:p>
          </table:table-cell>
          <table:table-cell office:value-type="string">
            <text:p>confident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0</text:p>
          </table:table-cell>
          <table:table-cell office:value-type="string">
            <text:p>sad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1</text:p>
          </table:table-cell>
          <table:table-cell office:value-type="string">
            <text:p>norm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2</text:p>
          </table:table-cell>
          <table:table-cell office:value-type="string">
            <text:p>happy or fast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3</text:p>
          </table:table-cell>
          <table:table-cell office:value-type="string">
            <text:p>norm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4</text:p>
          </table:table-cell>
          <table:table-cell office:value-type="string">
            <text:p>walk forward and slow down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5</text:p>
          </table:table-cell>
          <table:table-cell office:value-type="string">
            <text:p>walk forward and turn sideways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6</text:p>
          </table:table-cell>
          <table:table-cell office:value-type="string">
            <text:p>bang on high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7</text:p>
          </table:table-cell>
          <table:table-cell office:value-type="string">
            <text:p>bang on high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8</text:p>
          </table:table-cell>
          <table:table-cell office:value-type="string">
            <text:p>static pos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3_01</text:p>
          </table:table-cell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2</text:p>
          </table:table-cell>
          <table:table-cell office:value-type="string">
            <text:p>sidestep to the right and up a ledg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3</text:p>
          </table:table-cell>
          <table:table-cell office:value-type="string">
            <text:p>large step to a short ledg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4</text:p>
          </table:table-cell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5</text:p>
          </table:table-cell>
          <table:table-cell office:value-type="string">
            <text:p>very 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6</text:p>
          </table:table-cell>
          <table:table-cell office:value-type="string">
            <text:p>very large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7</text:p>
          </table:table-cell>
          <table:table-cell office:value-type="string">
            <text:p>short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8</text:p>
          </table:table-cell>
          <table:table-cell office:value-type="string">
            <text:p>medium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9</text:p>
          </table:table-cell>
          <table:table-cell office:value-type="string">
            <text:p>short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0</text:p>
          </table:table-cell>
          <table:table-cell office:value-type="string">
            <text:p>medium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1</text:p>
          </table:table-cell>
          <table:table-cell office:value-type="string">
            <text:p>static pos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2</text:p>
          </table:table-cell>
          <table:table-cell office:value-type="string">
            <text:p>medium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3</text:p>
          </table:table-cell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4</text:p>
          </table:table-cell>
          <table:table-cell office:value-type="string">
            <text:p>short side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5</text:p>
          </table:table-cell>
          <table:table-cell office:value-type="string">
            <text:p>short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6</text:p>
          </table:table-cell>
          <table:table-cell office:value-type="string">
            <text:p>medium side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7</text:p>
          </table:table-cell>
          <table:table-cell office:value-type="string">
            <text:p>medium 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8</text:p>
          </table:table-cell>
          <table:table-cell office:value-type="string">
            <text:p>short step to lef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9</text:p>
          </table:table-cell>
          <table:table-cell office:value-type="string">
            <text:p>medium sidestep to lef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0</text:p>
          </table:table-cell>
          <table:table-cell office:value-type="string">
            <text:p>medium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1</text:p>
          </table:table-cell>
          <table:table-cell office:value-type="string">
            <text:p>large step to lef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2</text:p>
          </table:table-cell>
          <table:table-cell office:value-type="string">
            <text:p>stretching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3</text:p>
          </table:table-cell>
          <table:table-cell office:value-type="string">
            <text:p>short sidestep to left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4</text:p>
          </table:table-cell>
          <table:table-cell office:value-type="string">
            <text:p>medium step to left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5</text:p>
          </table:table-cell>
          <table:table-cell office:value-type="string">
            <text:p>short step forward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6</text:p>
          </table:table-cell>
          <table:table-cell office:value-type="string">
            <text:p>medium step to left, forward,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7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8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9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0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1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2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3</text:p>
          </table:table-cell>
          <table:table-cell office:value-type="string">
            <text:p>sidestep to right then back to lef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4</text:p>
          </table:table-cell>
          <table:table-cell office:value-type="string">
            <text:p>walk forward and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5</text:p>
          </table:table-cell>
          <table:table-cell office:value-type="string">
            <text:p>walk forward an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6</text:p>
          </table:table-cell>
          <table:table-cell office:value-type="string">
            <text:p>walk forward turn 90 degrees lef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7</text:p>
          </table:table-cell>
          <table:table-cell office:value-type="string">
            <text:p>walk forward turn 90 degrees righ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8</text:p>
          </table:table-cell>
          <table:table-cell office:value-type="string">
            <text:p>walk forward turn 90 degrees lef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9</text:p>
          </table:table-cell>
          <table:table-cell office:value-type="string">
            <text:p>walk forward turn 90 degrees righ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0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1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2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3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4</text:p>
          </table:table-cell>
          <table:table-cell office:value-type="string">
            <text:p>medium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5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6</text:p>
          </table:table-cell>
          <table:table-cell office:value-type="string">
            <text:p>medium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7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8</text:p>
          </table:table-cell>
          <table:table-cell office:value-type="string">
            <text:p>short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9</text:p>
          </table:table-cell>
          <table:table-cell office:value-type="string">
            <text:p>medium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0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1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2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3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4</text:p>
          </table:table-cell>
          <table:table-cell office:value-type="string">
            <text:p>hop turn 18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5</text:p>
          </table:table-cell>
          <table:table-cell office:value-type="string">
            <text:p>medium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6</text:p>
          </table:table-cell>
          <table:table-cell office:value-type="string">
            <text:p>hop turn left 18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7</text:p>
          </table:table-cell>
          <table:table-cell office:value-type="string">
            <text:p>hop turn left 18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8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9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0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1</text:p>
          </table:table-cell>
          <table:table-cell office:value-type="string">
            <text:p>hop turn 36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2</text:p>
          </table:table-cell>
          <table:table-cell office:value-type="string">
            <text:p>hop turn lef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3</text:p>
          </table:table-cell>
          <table:table-cell office:value-type="string">
            <text:p>large sidestep to righ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4</text:p>
          </table:table-cell>
          <table:table-cell office:value-type="string">
            <text:p>hop and turn righ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5</text:p>
          </table:table-cell>
          <table:table-cell office:value-type="string">
            <text:p>hop and turn righ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6</text:p>
          </table:table-cell>
          <table:table-cell office:value-type="string">
            <text:p>short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7</text:p>
          </table:table-cell>
          <table:table-cell office:value-type="string">
            <text:p>short sidestep to the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8</text:p>
          </table:table-cell>
          <table:table-cell office:value-type="string">
            <text:p>medium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5_01</text:p>
          </table:table-cell>
          <table:table-cell office:value-type="string">
            <text:p>JumpTwist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2</text:p>
          </table:table-cell>
          <table:table-cell office:value-type="string">
            <text:p>JumpTwist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3</text:p>
          </table:table-cell>
          <table:table-cell office:value-type="string">
            <text:p>UpRightSeque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4</text:p>
          </table:table-cell>
          <table:table-cell office:value-type="string">
            <text:p>FancyFootWork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5</text:p>
          </table:table-cell>
          <table:table-cell office:value-type="string">
            <text:p>HandStandKicks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6</text:p>
          </table:table-cell>
          <table:table-cell office:value-type="string">
            <text:p>KickFlip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7</text:p>
          </table:table-cell>
          <table:table-cell office:value-type="string">
            <text:p>KickFlipStumbl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8</text:p>
          </table:table-cell>
          <table:table-cell office:value-type="string">
            <text:p>Helicopter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9</text:p>
          </table:table-cell>
          <table:table-cell office:value-type="string">
            <text:p>motorcycle pos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0</text:p>
          </table:table-cell>
          <table:table-cell office:value-type="string">
            <text:p>EndofBreakDa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1</text:p>
          </table:table-cell>
          <table:table-cell office:value-type="string">
            <text:p>UpRightSeque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2</text:p>
          </table:table-cell>
          <table:table-cell office:value-type="string">
            <text:p>LongSequenceGood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3</text:p>
          </table:table-cell>
          <table:table-cell office:value-type="string">
            <text:p>BadStartSequ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4</text:p>
          </table:table-cell>
          <table:table-cell office:value-type="string">
            <text:p>BreakSequencewithFlips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5</text:p>
          </table:table-cell>
          <table:table-cell office:value-type="string">
            <text:p>90TwistsFall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6_01</text:p>
          </table:table-cell>
          <table:table-cell office:value-type="string">
            <text:p>jumps kicks and punches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2</text:p>
          </table:table-cell>
          <table:table-cell office:value-type="string">
            <text:p>walk, squats, run, stretch, jumps, punches, and drink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3</text:p>
          </table:table-cell>
          <table:table-cell office:value-type="string">
            <text:p>walking, running, jumping, kicking, and stret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4</text:p>
          </table:table-cell>
          <table:table-cell office:value-type="string">
            <text:p>walking, stretching, punching, chopping, and drink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5</text:p>
          </table:table-cell>
          <table:table-cell office:value-type="string">
            <text:p>walking, jumping, jumping jacks, <text:s/>jumping on one foot, punching, chopping,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6</text:p>
          </table:table-cell>
          <table:table-cell office:value-type="string">
            <text:p>walking, running, kicking, punching, knee kicking, and stret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7</text:p>
          </table:table-cell>
          <table:table-cell office:value-type="string">
            <text:p>walking, swinging arms, stretching, jumping on one leg, and jump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8</text:p>
          </table:table-cell>
          <table:table-cell office:value-type="string">
            <text:p>walking, squats, stretching, kicking, and pun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9</text:p>
          </table:table-cell>
          <table:table-cell office:value-type="string">
            <text:p>walking, sitting, looking, stand up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0</text:p>
          </table:table-cell>
          <table:table-cell office:value-type="string">
            <text:p>walk around, sit, stand up, and runn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1</text:p>
          </table:table-cell>
          <table:table-cell office:value-type="string">
            <text:p>walking, stretching, walking and turn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2</text:p>
          </table:table-cell>
          <table:table-cell office:value-type="string">
            <text:p>walking, dragging, sweeping, dustpan, wipe window, and wipe mirror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3</text:p>
          </table:table-cell>
          <table:table-cell office:value-type="string">
            <text:p>walking around, walk up ladder, step down ladder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4</text:p>
          </table:table-cell>
          <table:table-cell office:value-type="string">
            <text:p>bouncing basketball, shooting basketball, dribble basketball, two handed dribble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5</text:p>
          </table:table-cell>
          <table:table-cell office:value-type="string">
            <text:p>walking, sitting, hand motions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7_01</text:p>
          </table:table-cell>
          <table:table-cell office:value-type="string">
            <text:p>Jump with kick and spin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2</text:p>
          </table:table-cell>
          <table:table-cell office:value-type="string">
            <text:p>T-Pose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3</text:p>
          </table:table-cell>
          <table:table-cell office:value-type="string">
            <text:p>Backflip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4</text:p>
          </table:table-cell>
          <table:table-cell office:value-type="string">
            <text:p>backflip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5</text:p>
          </table:table-cell>
          <table:table-cell office:value-type="string">
            <text:p>cartwheels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8_01</text:p>
          </table:table-cell>
          <table:table-cell office:value-type="string">
            <text:p>backflip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2</text:p>
          </table:table-cell>
          <table:table-cell office:value-type="string">
            <text:p>backflips, jump onto platform, handstands, vertical pushup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3</text:p>
          </table:table-cell>
          <table:table-cell office:value-type="string">
            <text:p>motorcycle pose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4</text:p>
          </table:table-cell>
          <table:table-cell office:value-type="string">
            <text:p>stretches, cartwheels, flips, spin kicks, spins, and fal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5</text:p>
          </table:table-cell>
          <table:table-cell office:value-type="string">
            <text:p>cartwheel into backflip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6</text:p>
          </table:table-cell>
          <table:table-cell office:value-type="string">
            <text:p>jump and spin kick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7</text:p>
          </table:table-cell>
          <table:table-cell office:value-type="string">
            <text:p>cartwhee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8</text:p>
          </table:table-cell>
          <table:table-cell office:value-type="string">
            <text:p>crouch and flip backward on hand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9</text:p>
          </table:table-cell>
          <table:table-cell office:value-type="string">
            <text:p>stretch and cartwhee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10</text:p>
          </table:table-cell>
          <table:table-cell office:value-type="string">
            <text:p>stretch and spin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11</text:p>
          </table:table-cell>
          <table:table-cell office:value-type="string">
            <text:p>stretches and jump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9_01</text:p>
          </table:table-cell>
          <table:table-cell office:value-type="string">
            <text:p>balance object on forehea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2</text:p>
          </table:table-cell>
          <table:table-cell office:value-type="string">
            <text:p>motorcycle pose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3</text:p>
          </table:table-cell>
          <table:table-cell office:value-type="string">
            <text:p>flip and stand on one han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4</text:p>
          </table:table-cell>
          <table:table-cell office:value-type="string">
            <text:p>spins, flips, stand on one han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5</text:p>
          </table:table-cell>
          <table:table-cell office:value-type="string">
            <text:p>spin upside down, handstand, flips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6</text:p>
          </table:table-cell>
          <table:table-cell office:value-type="string">
            <text:p>balance beam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90_01</text:p>
          </table:table-cell>
          <table:table-cell office:value-type="string">
            <text:p>bkwd summersult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2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3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4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5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6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7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8</text:p>
          </table:table-cell>
          <table:table-cell office:value-type="string">
            <text:p>side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9</text:p>
          </table:table-cell>
          <table:table-cell office:value-type="string">
            <text:p>Flip forward onto hands and back again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0</text:p>
          </table:table-cell>
          <table:table-cell office:value-type="string">
            <text:p>90_10.amc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1</text:p>
          </table:table-cell>
          <table:table-cell office:value-type="string">
            <text:p>hand spring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2</text:p>
          </table:table-cell>
          <table:table-cell office:value-type="string">
            <text:p>bck flp twst 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3</text:p>
          </table:table-cell>
          <table:table-cell office:value-type="string">
            <text:p>bck flp twst 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4</text:p>
          </table:table-cell>
          <table:table-cell office:value-type="string">
            <text:p>front hand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5</text:p>
          </table:table-cell>
          <table:table-cell office:value-type="string">
            <text:p>front hand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6</text:p>
          </table:table-cell>
          <table:table-cell office:value-type="string">
            <text:p>fall on fa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7</text:p>
          </table:table-cell>
          <table:table-cell office:value-type="string">
            <text:p>BannanaPeelS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8</text:p>
          </table:table-cell>
          <table:table-cell office:value-type="string">
            <text:p>RugPull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9</text:p>
          </table:table-cell>
          <table:table-cell office:value-type="string">
            <text:p>monkey back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0</text:p>
          </table:table-cell>
          <table:table-cell office:value-type="string">
            <text:p>monkey seque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1</text:p>
          </table:table-cell>
          <table:table-cell office:value-type="string">
            <text:p>monkey seque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2</text:p>
          </table:table-cell>
          <table:table-cell office:value-type="string">
            <text:p>straight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3</text:p>
          </table:table-cell>
          <table:table-cell office:value-type="string">
            <text:p>straight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4</text:p>
          </table:table-cell>
          <table:table-cell office:value-type="string">
            <text:p>ball mount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5</text:p>
          </table:table-cell>
          <table:table-cell office:value-type="string">
            <text:p>fwd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6</text:p>
          </table:table-cell>
          <table:table-cell office:value-type="string">
            <text:p>fwd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7</text:p>
          </table:table-cell>
          <table:table-cell office:value-type="string">
            <text:p>bwk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8</text:p>
          </table:table-cell>
          <table:table-cell office:value-type="string">
            <text:p>break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9</text:p>
          </table:table-cell>
          <table:table-cell office:value-type="string">
            <text:p>seques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0</text:p>
          </table:table-cell>
          <table:table-cell office:value-type="string">
            <text:p>russian 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1</text:p>
          </table:table-cell>
          <table:table-cell office:value-type="string">
            <text:p>russian 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2</text:p>
          </table:table-cell>
          <table:table-cell office:value-type="string">
            <text:p>moon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3</text:p>
          </table:table-cell>
          <table:table-cell office:value-type="string">
            <text:p>arm up 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4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5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6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91_01</text:p>
          </table:table-cell>
          <table:table-cell office:value-type="string">
            <text:p>Walk digital figure e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2</text:p>
          </table:table-cell>
          <table:table-cell office:value-type="string">
            <text:p>WalkStra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3</text:p>
          </table:table-cell>
          <table:table-cell office:value-type="string">
            <text:p>Walk figure e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4</text:p>
          </table:table-cell>
          <table:table-cell office:value-type="string">
            <text:p>Walking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5</text:p>
          </table:table-cell>
          <table:table-cell office:value-type="string">
            <text:p>Mummy 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6</text:p>
          </table:table-cell>
          <table:table-cell office:value-type="string">
            <text:p>Motorcycle Pose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7</text:p>
          </table:table-cell>
          <table:table-cell office:value-type="string">
            <text:p>mummy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8</text:p>
          </table:table-cell>
          <table:table-cell office:value-type="string">
            <text:p>mummyDigital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9</text:p>
          </table:table-cell>
          <table:table-cell office:value-type="string">
            <text:p>Drun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0</text:p>
          </table:table-cell>
          <table:table-cell office:value-type="string">
            <text:p>Slow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1</text:p>
          </table:table-cell>
          <table:table-cell office:value-type="string">
            <text:p>Lavish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2</text:p>
          </table:table-cell>
          <table:table-cell office:value-type="string">
            <text:p>TooCoo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3</text:p>
          </table:table-cell>
          <table:table-cell office:value-type="string">
            <text:p>Sa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4</text:p>
          </table:table-cell>
          <table:table-cell office:value-type="string">
            <text:p>Depresse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5</text:p>
          </table:table-cell>
          <table:table-cell office:value-type="string">
            <text:p>Clums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6</text:p>
          </table:table-cell>
          <table:table-cell office:value-type="string">
            <text:p>Limp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7</text:p>
          </table:table-cell>
          <table:table-cell office:value-type="string">
            <text:p>Quic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8</text:p>
          </table:table-cell>
          <table:table-cell office:value-type="string">
            <text:p>CarefulWalk LookingAroun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9</text:p>
          </table:table-cell>
          <table:table-cell office:value-type="string">
            <text:p>March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0</text:p>
          </table:table-cell>
          <table:table-cell office:value-type="string">
            <text:p>Sh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1</text:p>
          </table:table-cell>
          <table:table-cell office:value-type="string">
            <text:p>ache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2</text:p>
          </table:table-cell>
          <table:table-cell office:value-type="string">
            <text:p>CasualQuic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3</text:p>
          </table:table-cell>
          <table:table-cell office:value-type="string">
            <text:p>Coo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4</text:p>
          </table:table-cell>
          <table:table-cell office:value-type="string">
            <text:p>HurtLeg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5</text:p>
          </table:table-cell>
          <table:table-cell office:value-type="string">
            <text:p>DragBadLeg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6</text:p>
          </table:table-cell>
          <table:table-cell office:value-type="string">
            <text:p>HurtStomach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7</text:p>
          </table:table-cell>
          <table:table-cell office:value-type="string">
            <text:p>Slow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8</text:p>
          </table:table-cell>
          <table:table-cell office:value-type="string">
            <text:p>Ghetto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9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0</text:p>
          </table:table-cell>
          <table:table-cell office:value-type="string">
            <text:p>Sex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1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2</text:p>
          </table:table-cell>
          <table:table-cell office:value-type="string">
            <text:p>Scare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3</text:p>
          </table:table-cell>
          <table:table-cell office:value-type="string">
            <text:p>Macho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4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5</text:p>
          </table:table-cell>
          <table:table-cell office:value-type="string">
            <text:p>Traffic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6</text:p>
          </table:table-cell>
          <table:table-cell office:value-type="string">
            <text:p>WalkStra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7</text:p>
          </table:table-cell>
          <table:table-cell office:value-type="string">
            <text:p>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8</text:p>
          </table:table-cell>
          <table:table-cell office:value-type="string">
            <text:p>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9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0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1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2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3</text:p>
          </table:table-cell>
          <table:table-cell office:value-type="string">
            <text:p>Jump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4</text:p>
          </table:table-cell>
          <table:table-cell office:value-type="string">
            <text:p>Jump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5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6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7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8</text:p>
          </table:table-cell>
          <table:table-cell office:value-type="string">
            <text:p>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9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0</text:p>
          </table:table-cell>
          <table:table-cell office:value-type="string">
            <text:p>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1</text:p>
          </table:table-cell>
          <table:table-cell office:value-type="string">
            <text:p>Further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2</text:p>
          </table:table-cell>
          <table:table-cell office:value-type="string">
            <text:p>Small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3</text:p>
          </table:table-cell>
          <table:table-cell office:value-type="string">
            <text:p>180 degree jump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4</text:p>
          </table:table-cell>
          <table:table-cell office:value-type="float" office:value="180">
            <text:p>18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5</text:p>
          </table:table-cell>
          <table:table-cell office:value-type="float" office:value="180">
            <text:p>18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6</text:p>
          </table:table-cell>
          <table:table-cell office:value-type="float" office:value="90">
            <text:p>9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7</text:p>
          </table:table-cell>
          <table:table-cell office:value-type="string">
            <text:p>Walk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8</text:p>
          </table:table-cell>
          <table:table-cell office:value-type="float" office:value="270">
            <text:p>27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9</text:p>
          </table:table-cell>
          <table:table-cell office:value-type="string">
            <text:p>360 smallStumble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0</text:p>
          </table:table-cell>
          <table:table-cell office:value-type="float" office:value="360">
            <text:p>36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1</text:p>
          </table:table-cell>
          <table:table-cell office:value-type="float" office:value="360">
            <text:p>36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2</text:p>
          </table:table-cell>
          <table:table-cell office:value-type="string">
            <text:p>walkFigure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93_01</text:p>
          </table:table-cell>
          <table:table-cell office:value-type="string">
            <text:p>Motorcycle Pos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2</text:p>
          </table:table-cell>
          <table:table-cell office:value-type="string">
            <text:p>rangeOfMotion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3</text:p>
          </table:table-cell>
          <table:table-cell office:value-type="string">
            <text:p>charleston_01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4</text:p>
          </table:table-cell>
          <table:table-cell office:value-type="string">
            <text:p>charleston_side_by_side_femal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5</text:p>
          </table:table-cell>
          <table:table-cell office:value-type="string">
            <text:p>charleston_side_by_side_mal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6</text:p>
          </table:table-cell>
          <table:table-cell office:value-type="string">
            <text:p>lindyHop2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7</text:p>
          </table:table-cell>
          <table:table-cell office:value-type="string">
            <text:p>Casual Walk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8</text:p>
          </table:table-cell>
          <table:table-cell office:value-type="string">
            <text:p>xtra fancY charleston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94_01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2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3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4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5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6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7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8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9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0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1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2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3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4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5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6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2_01</text:p>
          </table:table-cell>
          <table:table-cell office:value-type="string">
            <text:p>RightWide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2</text:p>
          </table:table-cell>
          <table:table-cell office:value-type="string">
            <text:p>LeftWide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3</text:p>
          </table:table-cell>
          <table:table-cell office:value-type="string">
            <text:p>SuperTight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4</text:p>
          </table:table-cell>
          <table:table-cell office:value-type="string">
            <text:p>SuperTight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5</text:p>
          </table:table-cell>
          <table:table-cell office:value-type="string">
            <text:p>RunningStra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6</text:p>
          </table:table-cell>
          <table:table-cell office:value-type="string">
            <text:p>RunningWid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7</text:p>
          </table:table-cell>
          <table:table-cell office:value-type="string">
            <text:p>RunningWid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8</text:p>
          </table:table-cell>
          <table:table-cell office:value-type="string">
            <text:p>RunningTighter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9</text:p>
          </table:table-cell>
          <table:table-cell office:value-type="string">
            <text:p>calibratio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0</text:p>
          </table:table-cell>
          <table:table-cell office:value-type="string">
            <text:p>RunningNoBall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1</text:p>
          </table:table-cell>
          <table:table-cell office:value-type="string">
            <text:p>OffensiveMoveSpin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2</text:p>
          </table:table-cell>
          <table:table-cell office:value-type="string">
            <text:p>OffensiveMoveSpin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3</text:p>
          </table:table-cell>
          <table:table-cell office:value-type="string">
            <text:p>OffensiveMoveGo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4</text:p>
          </table:table-cell>
          <table:table-cell office:value-type="string">
            <text:p>OffensiveMoveGo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5</text:p>
          </table:table-cell>
          <table:table-cell office:value-type="string">
            <text:p>OffensiveMoveSpin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6</text:p>
          </table:table-cell>
          <table:table-cell office:value-type="string">
            <text:p>WalkEvasiv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7</text:p>
          </table:table-cell>
          <table:table-cell office:value-type="string">
            <text:p>WalkEvasiv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8</text:p>
          </table:table-cell>
          <table:table-cell office:value-type="string">
            <text:p>FeintLeftMov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9</text:p>
          </table:table-cell>
          <table:table-cell office:value-type="string">
            <text:p>FeintRightMov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0</text:p>
          </table:table-cell>
          <table:table-cell office:value-type="string">
            <text:p>FakeShotBreak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1</text:p>
          </table:table-cell>
          <table:table-cell office:value-type="string">
            <text:p>FakeShotBreak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2</text:p>
          </table:table-cell>
          <table:table-cell office:value-type="string">
            <text:p>DefensiveStraightN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3</text:p>
          </table:table-cell>
          <table:table-cell office:value-type="string">
            <text:p>DefensiveStraightWith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4</text:p>
          </table:table-cell>
          <table:table-cell office:value-type="string">
            <text:p>DefensiveRightStopT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5</text:p>
          </table:table-cell>
          <table:table-cell office:value-type="string">
            <text:p>DefensiveLeftStopT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6</text:p>
          </table:table-cell>
          <table:table-cell office:value-type="string">
            <text:p>DefensiveMoveZigZag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7</text:p>
          </table:table-cell>
          <table:table-cell office:value-type="string">
            <text:p>DefensiveMoveSideToSide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8</text:p>
          </table:table-cell>
          <table:table-cell office:value-type="string">
            <text:p>DefensiveMoveSideToSide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9</text:p>
          </table:table-cell>
          <table:table-cell office:value-type="string">
            <text:p>Pivoting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0</text:p>
          </table:table-cell>
          <table:table-cell office:value-type="string">
            <text:p>SraightDriveFrom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1</text:p>
          </table:table-cell>
          <table:table-cell office:value-type="string">
            <text:p>RightDrive (left then right)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2</text:p>
          </table:table-cell>
          <table:table-cell office:value-type="string">
            <text:p>LeftDrive (right then left)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3</text:p>
          </table:table-cell>
          <table:table-cell office:value-type="string">
            <text:p>RightTight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3_01</text:p>
          </table:table-cell>
          <table:table-cell office:value-type="string">
            <text:p>Unknown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2</text:p>
          </table:table-cell>
          <table:table-cell office:value-type="string">
            <text:p>rangeOfMotion_01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3</text:p>
          </table:table-cell>
          <table:table-cell office:value-type="string">
            <text:p>charleston_01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4</text:p>
          </table:table-cell>
          <table:table-cell office:value-type="string">
            <text:p>charleston_side_by_side_female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5</text:p>
          </table:table-cell>
          <table:table-cell office:value-type="string">
            <text:p>charleston_side_by_side_male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6</text:p>
          </table:table-cell>
          <table:table-cell office:value-type="string">
            <text:p>lindyHop2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7</text:p>
          </table:table-cell>
          <table:table-cell office:value-type="string">
            <text:p>Casual Walk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8</text:p>
          </table:table-cell>
          <table:table-cell office:value-type="string">
            <text:p>xtra fancY charleston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4_01</text:p>
          </table:table-cell>
          <table:table-cell office:value-type="string">
            <text:p>Jog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2</text:p>
          </table:table-cell>
          <table:table-cell office:value-type="string">
            <text:p>neutral Male walk, exact footfall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3</text:p>
          </table:table-cell>
          <table:table-cell office:value-type="string">
            <text:p>Frankenstein male walk, exact footfall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4</text:p>
          </table:table-cell>
          <table:table-cell office:value-type="string">
            <text:p>Jog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5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6</text:p>
          </table:table-cell>
          <table:table-cell office:value-type="string">
            <text:p>StartJog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7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8</text:p>
          </table:table-cell>
          <table:table-cell office:value-type="string">
            <text:p>StartJog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9</text:p>
          </table:table-cell>
          <table:table-cell office:value-type="string">
            <text:p>Jog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0</text:p>
          </table:table-cell>
          <table:table-cell office:value-type="string">
            <text:p>Jog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1</text:p>
          </table:table-cell>
          <table:table-cell office:value-type="string">
            <text:p>HappyGoLuck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2</text:p>
          </table:table-cell>
          <table:table-cell office:value-type="string">
            <text:p>Excited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3</text:p>
          </table:table-cell>
          <table:table-cell office:value-type="string">
            <text:p>Stumbl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4</text:p>
          </table:table-cell>
          <table:table-cell office:value-type="string">
            <text:p>HappyStart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5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6</text:p>
          </table:table-cell>
          <table:table-cell office:value-type="string">
            <text:p>Spastic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7</text:p>
          </table:table-cell>
          <table:table-cell office:value-type="string">
            <text:p>Spastic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8</text:p>
          </table:table-cell>
          <table:table-cell office:value-type="string">
            <text:p>Spastic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9</text:p>
          </table:table-cell>
          <table:table-cell office:value-type="string">
            <text:p>Casual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1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2</text:p>
          </table:table-cell>
          <table:table-cell office:value-type="string">
            <text:p>Regular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3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4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5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6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7</text:p>
          </table:table-cell>
          <table:table-cell office:value-type="string">
            <text:p>Regular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8</text:p>
          </table:table-cell>
          <table:table-cell office:value-type="string">
            <text:p>Stern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9</text:p>
          </table:table-cell>
          <table:table-cell office:value-type="string">
            <text:p>Stern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0</text:p>
          </table:table-cell>
          <table:table-cell office:value-type="string">
            <text:p>Stern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1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2</text:p>
          </table:table-cell>
          <table:table-cell office:value-type="string">
            <text:p>Stern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3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4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5</text:p>
          </table:table-cell>
          <table:table-cell office:value-type="string">
            <text:p>Slow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6</text:p>
          </table:table-cell>
          <table:table-cell office:value-type="string">
            <text:p>Slow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7</text:p>
          </table:table-cell>
          <table:table-cell office:value-type="string">
            <text:p>Run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8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9</text:p>
          </table:table-cell>
          <table:table-cell office:value-type="string">
            <text:p>Slow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1</text:p>
          </table:table-cell>
          <table:table-cell office:value-type="string">
            <text:p>Zombi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2</text:p>
          </table:table-cell>
          <table:table-cell office:value-type="string">
            <text:p>Zombie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3</text:p>
          </table:table-cell>
          <table:table-cell office:value-type="string">
            <text:p>Zombie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4</text:p>
          </table:table-cell>
          <table:table-cell office:value-type="string">
            <text:p>Attitud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5</text:p>
          </table:table-cell>
          <table:table-cell office:value-type="string">
            <text:p>Attitude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6</text:p>
          </table:table-cell>
          <table:table-cell office:value-type="string">
            <text:p>Attitude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7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8</text:p>
          </table:table-cell>
          <table:table-cell office:value-type="string">
            <text:p>Run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9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1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2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3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4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5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6</text:p>
          </table:table-cell>
          <table:table-cell office:value-type="string">
            <text:p>Run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7</text:p>
          </table:table-cell>
          <table:table-cell office:value-type="string">
            <text:p>Run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5_01</text:p>
          </table:table-cell>
          <table:table-cell office:value-type="string">
            <text:p>Walk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2</text:p>
          </table:table-cell>
          <table:table-cell office:value-type="string">
            <text:p>WalkStraight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3</text:p>
          </table:table-cell>
          <table:table-cell office:value-type="string">
            <text:p>Walk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4</text:p>
          </table:table-cell>
          <table:table-cell office:value-type="string">
            <text:p>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5</text:p>
          </table:table-cell>
          <table:table-cell office:value-type="string">
            <text:p>mumm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6</text:p>
          </table:table-cell>
          <table:table-cell office:value-type="string">
            <text:p>MotorCyclePose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7</text:p>
          </table:table-cell>
          <table:table-cell office:value-type="string">
            <text:p>mummy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8</text:p>
          </table:table-cell>
          <table:table-cell office:value-type="string">
            <text:p>mummy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9</text:p>
          </table:table-cell>
          <table:table-cell office:value-type="string">
            <text:p>Drun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0</text:p>
          </table:table-cell>
          <table:table-cell office:value-type="string">
            <text:p>Slow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1</text:p>
          </table:table-cell>
          <table:table-cell office:value-type="string">
            <text:p>Lavish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2</text:p>
          </table:table-cell>
          <table:table-cell office:value-type="string">
            <text:p>TooCoo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3</text:p>
          </table:table-cell>
          <table:table-cell office:value-type="string">
            <text:p>Sa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4</text:p>
          </table:table-cell>
          <table:table-cell office:value-type="string">
            <text:p>Depresse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5</text:p>
          </table:table-cell>
          <table:table-cell office:value-type="string">
            <text:p>Clums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6</text:p>
          </table:table-cell>
          <table:table-cell office:value-type="string">
            <text:p>Limp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7</text:p>
          </table:table-cell>
          <table:table-cell office:value-type="string">
            <text:p>Quic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8</text:p>
          </table:table-cell>
          <table:table-cell office:value-type="string">
            <text:p>CarefulWalk LookingAroun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9</text:p>
          </table:table-cell>
          <table:table-cell office:value-type="string">
            <text:p>March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0</text:p>
          </table:table-cell>
          <table:table-cell office:value-type="string">
            <text:p>Sh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1</text:p>
          </table:table-cell>
          <table:table-cell office:value-type="string">
            <text:p>ache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2</text:p>
          </table:table-cell>
          <table:table-cell office:value-type="string">
            <text:p>CasualQuic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3</text:p>
          </table:table-cell>
          <table:table-cell office:value-type="string">
            <text:p>Coo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4</text:p>
          </table:table-cell>
          <table:table-cell office:value-type="string">
            <text:p>HurtLeg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5</text:p>
          </table:table-cell>
          <table:table-cell office:value-type="string">
            <text:p>DragBadLeg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6</text:p>
          </table:table-cell>
          <table:table-cell office:value-type="string">
            <text:p>HurtStomach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7</text:p>
          </table:table-cell>
          <table:table-cell office:value-type="string">
            <text:p>Slow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8</text:p>
          </table:table-cell>
          <table:table-cell office:value-type="string">
            <text:p>Ghetto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9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0</text:p>
          </table:table-cell>
          <table:table-cell office:value-type="string">
            <text:p>Sex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1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2</text:p>
          </table:table-cell>
          <table:table-cell office:value-type="string">
            <text:p>Scare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3</text:p>
          </table:table-cell>
          <table:table-cell office:value-type="string">
            <text:p>Macho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4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5</text:p>
          </table:table-cell>
          <table:table-cell office:value-type="string">
            <text:p>Traffic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6</text:p>
          </table:table-cell>
          <table:table-cell office:value-type="string">
            <text:p>WalkStraight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7</text:p>
          </table:table-cell>
          <table:table-cell office:value-type="string">
            <text:p>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8</text:p>
          </table:table-cell>
          <table:table-cell office:value-type="string">
            <text:p>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9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0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1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2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3</text:p>
          </table:table-cell>
          <table:table-cell office:value-type="string">
            <text:p>Jump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4</text:p>
          </table:table-cell>
          <table:table-cell office:value-type="string">
            <text:p>Jump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5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6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7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8</text:p>
          </table:table-cell>
          <table:table-cell office:value-type="string">
            <text:p>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9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0</text:p>
          </table:table-cell>
          <table:table-cell office:value-type="string">
            <text:p>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1</text:p>
          </table:table-cell>
          <table:table-cell office:value-type="string">
            <text:p>Further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2</text:p>
          </table:table-cell>
          <table:table-cell office:value-type="string">
            <text:p>Small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3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4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5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6</text:p>
          </table:table-cell>
          <table:table-cell office:value-type="float" office:value="90">
            <text:p>9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7</text:p>
          </table:table-cell>
          <table:table-cell office:value-type="string">
            <text:p>Walk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8</text:p>
          </table:table-cell>
          <table:table-cell office:value-type="float" office:value="270">
            <text:p>27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9</text:p>
          </table:table-cell>
          <table:table-cell office:value-type="string">
            <text:p>360 smallStumble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0</text:p>
          </table:table-cell>
          <table:table-cell office:value-type="float" office:value="360">
            <text:p>36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1</text:p>
          </table:table-cell>
          <table:table-cell office:value-type="float" office:value="360">
            <text:p>36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2</text:p>
          </table:table-cell>
          <table:table-cell office:value-type="string">
            <text:p>walkFigure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6_0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5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0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5</text:p>
          </table:table-cell>
          <table:table-cell office:value-type="string">
            <text:p>106_15.amc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0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1</text:p>
          </table:table-cell>
          <table:table-cell office:value-type="string">
            <text:p>bad AMC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5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0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7_01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2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3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4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5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6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7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8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9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0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1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2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3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4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08_0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8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9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0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8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9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0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8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1_01</text:p>
          </table:table-cell>
          <table:table-cell office:value-type="string">
            <text:p>Walk backward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2</text:p>
          </table:table-cell>
          <table:table-cell office:value-type="string">
            <text:p>Bow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3</text:p>
          </table:table-cell>
          <table:table-cell office:value-type="string">
            <text:p>Crawlin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4</text:p>
          </table:table-cell>
          <table:table-cell office:value-type="string">
            <text:p>Curtsey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5</text:p>
          </table:table-cell>
          <table:table-cell office:value-type="string">
            <text:p>Danc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6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7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8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9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0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1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2</text:p>
          </table:table-cell>
          <table:table-cell office:value-type="string">
            <text:p>Lay do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3</text:p>
          </table:table-cell>
          <table:table-cell office:value-type="string">
            <text:p>March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4</text:p>
          </table:table-cell>
          <table:table-cell office:value-type="string">
            <text:p>Mop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5</text:p>
          </table:table-cell>
          <table:table-cell office:value-type="string">
            <text:p>Motorcycl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6</text:p>
          </table:table-cell>
          <table:table-cell office:value-type="string">
            <text:p>Peekaboo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7</text:p>
          </table:table-cell>
          <table:table-cell office:value-type="string">
            <text:p>Pick up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8</text:p>
          </table:table-cell>
          <table:table-cell office:value-type="string">
            <text:p>Pick up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9</text:p>
          </table:table-cell>
          <table:table-cell office:value-type="string">
            <text:p>Punch Kic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0</text:p>
          </table:table-cell>
          <table:table-cell office:value-type="string">
            <text:p>Ring around the rosi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1</text:p>
          </table:table-cell>
          <table:table-cell office:value-type="string">
            <text:p>Roll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2</text:p>
          </table:table-cell>
          <table:table-cell office:value-type="string">
            <text:p>Range of motio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3</text:p>
          </table:table-cell>
          <table:table-cell office:value-type="string">
            <text:p>Ru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4</text:p>
          </table:table-cell>
          <table:table-cell office:value-type="string">
            <text:p>Ru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5</text:p>
          </table:table-cell>
          <table:table-cell office:value-type="string">
            <text:p>Shru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6</text:p>
          </table:table-cell>
          <table:table-cell office:value-type="string">
            <text:p>Walk sideway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7</text:p>
          </table:table-cell>
          <table:table-cell office:value-type="string">
            <text:p>Walking up stair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8</text:p>
          </table:table-cell>
          <table:table-cell office:value-type="string">
            <text:p>Standing still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9</text:p>
          </table:table-cell>
          <table:table-cell office:value-type="string">
            <text:p>Stepping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0</text:p>
          </table:table-cell>
          <table:table-cell office:value-type="string">
            <text:p>Stepping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1</text:p>
          </table:table-cell>
          <table:table-cell office:value-type="string">
            <text:p>Stepping up / stepping do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2</text:p>
          </table:table-cell>
          <table:table-cell office:value-type="string">
            <text:p>Stretch and ya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3</text:p>
          </table:table-cell>
          <table:table-cell office:value-type="string">
            <text:p>Throwin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4</text:p>
          </table:table-cell>
          <table:table-cell office:value-type="string">
            <text:p>Wal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5</text:p>
          </table:table-cell>
          <table:table-cell office:value-type="string">
            <text:p>Wal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6</text:p>
          </table:table-cell>
          <table:table-cell office:value-type="string">
            <text:p>Walk and carry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7</text:p>
          </table:table-cell>
          <table:table-cell office:value-type="string">
            <text:p>Wav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8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9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40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41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3_01</text:p>
          </table:table-cell>
          <table:table-cell office:value-type="string">
            <text:p>Walk backward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2</text:p>
          </table:table-cell>
          <table:table-cell office:value-type="string">
            <text:p>Bow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3</text:p>
          </table:table-cell>
          <table:table-cell office:value-type="string">
            <text:p>Curtse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4</text:p>
          </table:table-cell>
          <table:table-cell office:value-type="string">
            <text:p>Danc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5</text:p>
          </table:table-cell>
          <table:table-cell office:value-type="string">
            <text:p>Walk digital 8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6</text:p>
          </table:table-cell>
          <table:table-cell office:value-type="string">
            <text:p>Walk figure 8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7</text:p>
          </table:table-cell>
          <table:table-cell office:value-type="string">
            <text:p>Run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8</text:p>
          </table:table-cell>
          <table:table-cell office:value-type="string">
            <text:p>Lay down and get up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9</text:p>
          </table:table-cell>
          <table:table-cell office:value-type="string">
            <text:p>March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0</text:p>
          </table:table-cell>
          <table:table-cell office:value-type="string">
            <text:p>Walk, mope around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1</text:p>
          </table:table-cell>
          <table:table-cell office:value-type="string">
            <text:p>Motorcycl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2</text:p>
          </table:table-cell>
          <table:table-cell office:value-type="string">
            <text:p>Peekaboo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3</text:p>
          </table:table-cell>
          <table:table-cell office:value-type="string">
            <text:p>Punch and kick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4</text:p>
          </table:table-cell>
          <table:table-cell office:value-type="string">
            <text:p>Ring around the rosi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5</text:p>
          </table:table-cell>
          <table:table-cell office:value-type="string">
            <text:p>Sit in chair and get up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6</text:p>
          </table:table-cell>
          <table:table-cell office:value-type="string">
            <text:p>Shrug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7</text:p>
          </table:table-cell>
          <table:table-cell office:value-type="string">
            <text:p>Walk sidewa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8</text:p>
          </table:table-cell>
          <table:table-cell office:value-type="string">
            <text:p>Walk sideway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9</text:p>
          </table:table-cell>
          <table:table-cell office:value-type="string">
            <text:p>Walking up and down stair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0</text:p>
          </table:table-cell>
          <table:table-cell office:value-type="string">
            <text:p>Walk up and down stair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1</text:p>
          </table:table-cell>
          <table:table-cell office:value-type="string">
            <text:p>Standing Still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2</text:p>
          </table:table-cell>
          <table:table-cell office:value-type="string">
            <text:p>Step over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3</text:p>
          </table:table-cell>
          <table:table-cell office:value-type="string">
            <text:p>Stretch and yawn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4</text:p>
          </table:table-cell>
          <table:table-cell office:value-type="string">
            <text:p>Throw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5</text:p>
          </table:table-cell>
          <table:table-cell office:value-type="string">
            <text:p>Walk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6</text:p>
          </table:table-cell>
          <table:table-cell office:value-type="string">
            <text:p>Walk and carr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7</text:p>
          </table:table-cell>
          <table:table-cell office:value-type="string">
            <text:p>Wav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8</text:p>
          </table:table-cell>
          <table:table-cell office:value-type="string">
            <text:p>Yoga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9</text:p>
          </table:table-cell>
          <table:table-cell office:value-type="string">
            <text:p>Yoga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4_01</text:p>
          </table:table-cell>
          <table:table-cell office:value-type="string">
            <text:p>Motorcycle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2</text:p>
          </table:table-cell>
          <table:table-cell office:value-type="string">
            <text:p>Getting up from laying down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3</text:p>
          </table:table-cell>
          <table:table-cell office:value-type="string">
            <text:p>Range of motion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4</text:p>
          </table:table-cell>
          <table:table-cell office:value-type="string">
            <text:p>Getting up from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5</text:p>
          </table:table-cell>
          <table:table-cell office:value-type="string">
            <text:p>Sitting in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6</text:p>
          </table:table-cell>
          <table:table-cell office:value-type="string">
            <text:p>Getting up from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7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8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9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0</text:p>
          </table:table-cell>
          <table:table-cell office:value-type="string">
            <text:p>Stretching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1</text:p>
          </table:table-cell>
          <table:table-cell office:value-type="string">
            <text:p>Laying down and getting up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2</text:p>
          </table:table-cell>
          <table:table-cell office:value-type="string">
            <text:p>Stretching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3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4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5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6</text:p>
          </table:table-cell>
          <table:table-cell office:value-type="string">
            <text:p>Sit down and stretch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5_01</text:p>
          </table:table-cell>
          <table:table-cell office:value-type="string">
            <text:p>Pick up box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2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3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4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5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6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7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8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9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10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18_0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0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0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0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1</text:p>
          </table:table-cell>
          <table:table-cell office:value-type="string">
            <text:p>Motorcycle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2</text:p>
          </table:table-cell>
          <table:table-cell office:value-type="string">
            <text:p>Range of motion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0_01</text:p>
          </table:table-cell>
          <table:table-cell office:value-type="string">
            <text:p>Alien Turn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2</text:p>
          </table:table-cell>
          <table:table-cell office:value-type="string">
            <text:p>Gorilla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3</text:p>
          </table:table-cell>
          <table:table-cell office:value-type="string">
            <text:p>Mickey cast spell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4</text:p>
          </table:table-cell>
          <table:table-cell office:value-type="string">
            <text:p>Mickey Conducting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5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6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7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8</text:p>
          </table:table-cell>
          <table:table-cell office:value-type="string">
            <text:p>Mickey sneak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9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0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1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2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3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4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5</text:p>
          </table:table-cell>
          <table:table-cell office:value-type="string">
            <text:p>Mickey Surprised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6</text:p>
          </table:table-cell>
          <table:table-cell office:value-type="string">
            <text:p>Mickey Surprised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7</text:p>
          </table:table-cell>
          <table:table-cell office:value-type="string">
            <text:p>Micke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8</text:p>
          </table:table-cell>
          <table:table-cell office:value-type="string">
            <text:p>Micke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9</text:p>
          </table:table-cell>
          <table:table-cell office:value-type="string">
            <text:p>Walk slow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0</text:p>
          </table:table-cell>
          <table:table-cell office:value-type="string">
            <text:p>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1</text:p>
          </table:table-cell>
          <table:table-cell office:value-type="string">
            <text:p>Robot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2</text:p>
          </table:table-cell>
          <table:table-cell office:value-type="string">
            <text:p>Zombi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2_0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1</text:p>
          </table:table-cell>
          <table:table-cell office:value-type="string">
            <text:p>Unknow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8</text:p>
          </table:table-cell>
          <table:table-cell office:value-type="string">
            <text:p>cleaned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3_01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2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3</text:p>
          </table:table-cell>
          <table:table-cell office:value-type="string">
            <text:p>19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4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5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6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7</text:p>
          </table:table-cell>
          <table:table-cell office:value-type="string">
            <text:p>12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8</text:p>
          </table:table-cell>
          <table:table-cell office:value-type="string">
            <text:p>12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9</text:p>
          </table:table-cell>
          <table:table-cell office:value-type="string">
            <text:p>12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0</text:p>
          </table:table-cell>
          <table:table-cell office:value-type="string">
            <text:p>12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1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2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3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4_01</text:p>
          </table:table-cell>
          <table:table-cell office:value-type="string">
            <text:p>Baseball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2</text:p>
          </table:table-cell>
          <table:table-cell office:value-type="string">
            <text:p>Baseball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3</text:p>
          </table:table-cell>
          <table:table-cell office:value-type="string">
            <text:p>Basketball Shoo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4</text:p>
          </table:table-cell>
          <table:table-cell office:value-type="string">
            <text:p>Basketball Free Throw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5</text:p>
          </table:table-cell>
          <table:table-cell office:value-type="string">
            <text:p>Basketball Jump Sho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6</text:p>
          </table:table-cell>
          <table:table-cell office:value-type="string">
            <text:p>Basketball Lay Up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7</text:p>
          </table:table-cell>
          <table:table-cell office:value-type="string">
            <text:p>Baseball Swing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8</text:p>
          </table:table-cell>
          <table:table-cell office:value-type="string">
            <text:p>Baseball Bun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9</text:p>
          </table:table-cell>
          <table:table-cell office:value-type="string">
            <text:p>Frisbee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0</text:p>
          </table:table-cell>
          <table:table-cell office:value-type="string">
            <text:p>Motorcycle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1</text:p>
          </table:table-cell>
          <table:table-cell office:value-type="string">
            <text:p>2 Foot Jump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2</text:p>
          </table:table-cell>
          <table:table-cell office:value-type="string">
            <text:p>Underhand Toss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3</text:p>
          </table:table-cell>
          <table:table-cell office:value-type="string">
            <text:p>Underhand Fast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5_01</text:p>
          </table:table-cell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2</text:p>
          </table:table-cell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3</text:p>
          </table:table-cell>
          <table:table-cell office:value-type="string">
            <text:p>Break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4</text:p>
          </table:table-cell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5</text:p>
          </table:table-cell>
          <table:table-cell office:value-type="string">
            <text:p>Butterfly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6</text:p>
          </table:table-cell>
          <table:table-cell office:value-type="string">
            <text:p>Free Styl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7</text:p>
          </table:table-cell>
          <table:table-cell office:value-type="string">
            <text:p>Motorcycl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6_01</text:p>
          </table:table-cell>
          <table:table-cell office:value-type="string">
            <text:p>Back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2</text:p>
          </table:table-cell>
          <table:table-cell office:value-type="string">
            <text:p>Back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3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4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5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6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7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8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9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0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1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2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3</text:p>
          </table:table-cell>
          <table:table-cell office:value-type="string">
            <text:p>Motorcyc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4</text:p>
          </table:table-cell>
          <table:table-cell office:value-type="string">
            <text:p>Range of Motion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7_01</text:p>
          </table:table-cell>
          <table:table-cell office:value-type="string">
            <text:p>Motorcycle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2</text:p>
          </table:table-cell>
          <table:table-cell office:value-type="string">
            <text:p>Range of Motio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3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4</text:p>
          </table:table-cell>
          <table:table-cell office:value-type="string">
            <text:p>Walk to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5</text:p>
          </table:table-cell>
          <table:table-cell office:value-type="string">
            <text:p>Run to Quick Stop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6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7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8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9</text:p>
          </table:table-cell>
          <table:table-cell office:value-type="string">
            <text:p>Ru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0</text:p>
          </table:table-cell>
          <table:table-cell office:value-type="string">
            <text:p>Ru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1</text:p>
          </table:table-cell>
          <table:table-cell office:value-type="string">
            <text:p>Ru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2</text:p>
          </table:table-cell>
          <table:table-cell office:value-type="string">
            <text:p>Ru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3</text:p>
          </table:table-cell>
          <table:table-cell office:value-type="string">
            <text:p>Run Side Step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4</text:p>
          </table:table-cell>
          <table:table-cell office:value-type="string">
            <text:p>Run Side Step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5</text:p>
          </table:table-cell>
          <table:table-cell office:value-type="string">
            <text:p>Run Tur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6</text:p>
          </table:table-cell>
          <table:table-cell office:value-type="string">
            <text:p>Run Tur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7</text:p>
          </table:table-cell>
          <table:table-cell office:value-type="string">
            <text:p>Run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8</text:p>
          </table:table-cell>
          <table:table-cell office:value-type="string">
            <text:p>Run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9</text:p>
          </table:table-cell>
          <table:table-cell office:value-type="string">
            <text:p>Run Quick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0</text:p>
          </table:table-cell>
          <table:table-cell office:value-type="string">
            <text:p>Run Quick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1</text:p>
          </table:table-cell>
          <table:table-cell office:value-type="string">
            <text:p>Run Jump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2</text:p>
          </table:table-cell>
          <table:table-cell office:value-type="string">
            <text:p>Run Jump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3</text:p>
          </table:table-cell>
          <table:table-cell office:value-type="string">
            <text:p>Run Dive Over Roll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4</text:p>
          </table:table-cell>
          <table:table-cell office:value-type="string">
            <text:p>Run Dive Over Roll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5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6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7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8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9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0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1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2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3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4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5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6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7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8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8_01</text:p>
          </table:table-cell>
          <table:table-cell office:value-type="string">
            <text:p>Motorcycle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2</text:p>
          </table:table-cell>
          <table:table-cell office:value-type="string">
            <text:p>Run Left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3</text:p>
          </table:table-cell>
          <table:table-cell office:value-type="string">
            <text:p>Run Right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4</text:p>
          </table:table-cell>
          <table:table-cell office:value-type="string">
            <text:p>Run Duck Underneath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5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6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7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8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9</text:p>
          </table:table-cell>
          <table:table-cell office:value-type="string">
            <text:p>Run Roll Underneath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10</text:p>
          </table:table-cell>
          <table:table-cell office:value-type="string">
            <text:p>Run Dive Over Roll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11</text:p>
          </table:table-cell>
          <table:table-cell office:value-type="string">
            <text:p>Run Dive Over Roll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1_01</text:p>
          </table:table-cell>
          <table:table-cell office:value-type="string">
            <text:p>Start Walk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2</text:p>
          </table:table-cell>
          <table:table-cell office:value-type="string">
            <text:p>Start Walk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3</text:p>
          </table:table-cell>
          <table:table-cell office:value-type="string">
            <text:p>Start Ho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4</text:p>
          </table:table-cell>
          <table:table-cell office:value-type="string">
            <text:p>Start Ho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5</text:p>
          </table:table-cell>
          <table:table-cell office:value-type="string">
            <text:p>Start Duck Underneath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6</text:p>
          </table:table-cell>
          <table:table-cell office:value-type="string">
            <text:p>Start Duck Underneath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7</text:p>
          </table:table-cell>
          <table:table-cell office:value-type="string">
            <text:p>Jum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8</text:p>
          </table:table-cell>
          <table:table-cell office:value-type="string">
            <text:p>Jum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9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0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1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2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3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4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2_01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2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3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4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5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6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7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8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9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0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1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2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3</text:p>
          </table:table-cell>
          <table:table-cell office:value-type="string">
            <text:p>Walk Backward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4</text:p>
          </table:table-cell>
          <table:table-cell office:value-type="string">
            <text:p>Walk Duck Footed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5</text:p>
          </table:table-cell>
          <table:table-cell office:value-type="string">
            <text:p>Walk With Knees Ben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6</text:p>
          </table:table-cell>
          <table:table-cell office:value-type="string">
            <text:p>Walk Crossover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7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8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9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0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1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2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3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4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5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6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7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8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9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0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1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2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3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4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5</text:p>
          </table:table-cell>
          <table:table-cell office:value-type="string">
            <text:p>Walk Leaning To The Righ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6</text:p>
          </table:table-cell>
          <table:table-cell office:value-type="string">
            <text:p>Walk Leaning To The Righ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7</text:p>
          </table:table-cell>
          <table:table-cell office:value-type="string">
            <text:p>March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8</text:p>
          </table:table-cell>
          <table:table-cell office:value-type="string">
            <text:p>Motorcycle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9</text:p>
          </table:table-cell>
          <table:table-cell office:value-type="string">
            <text:p>Pigeon Toed Walk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0</text:p>
          </table:table-cell>
          <table:table-cell office:value-type="string">
            <text:p>Walk With Stiff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1</text:p>
          </table:table-cell>
          <table:table-cell office:value-type="string">
            <text:p>Walk With Stiff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2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3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4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5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6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7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8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9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0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1</text:p>
          </table:table-cell>
          <table:table-cell office:value-type="string">
            <text:p>Tpose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2</text:p>
          </table:table-cell>
          <table:table-cell office:value-type="string">
            <text:p>Range of Motion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3</text:p>
          </table:table-cell>
          <table:table-cell office:value-type="string">
            <text:p>Walk With Legs Apar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4</text:p>
          </table:table-cell>
          <table:table-cell office:value-type="string">
            <text:p>Walk With Wild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5</text:p>
          </table:table-cell>
          <table:table-cell office:value-type="string">
            <text:p>Walk With Wild Leg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6</text:p>
          </table:table-cell>
          <table:table-cell office:value-type="string">
            <text:p>Walk With Wild Leg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3_01</text:p>
          </table:table-cell>
          <table:table-cell office:value-type="string">
            <text:p>Walk Crawl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2</text:p>
          </table:table-cell>
          <table:table-cell office:value-type="string">
            <text:p>Walk Crawl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3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4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5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6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7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8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9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0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1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2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3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4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5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6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7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8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9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0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1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2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3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4</text:p>
          </table:table-cell>
          <table:table-cell office:value-type="string">
            <text:p>Walk ZigZag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5</text:p>
          </table:table-cell>
          <table:table-cell office:value-type="string">
            <text:p>Motorcycle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6</text:p>
          </table:table-cell>
          <table:table-cell office:value-type="string">
            <text:p>Range of Motion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4_01</text:p>
          </table:table-cell>
          <table:table-cell office:value-type="string">
            <text:p>Duck Under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2</text:p>
          </table:table-cell>
          <table:table-cell office:value-type="string">
            <text:p>Go Forward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3</text:p>
          </table:table-cell>
          <table:table-cell office:value-type="string">
            <text:p>Lean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4</text:p>
          </table:table-cell>
          <table:table-cell office:value-type="string">
            <text:p>Motorcycle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5</text:p>
          </table:table-cell>
          <table:table-cell office:value-type="string">
            <text:p>Pump Jump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6</text:p>
          </table:table-cell>
          <table:table-cell office:value-type="string">
            <text:p>Push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7</text:p>
          </table:table-cell>
          <table:table-cell office:value-type="string">
            <text:p>Push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8</text:p>
          </table:table-cell>
          <table:table-cell office:value-type="string">
            <text:p>Push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9</text:p>
          </table:table-cell>
          <table:table-cell office:value-type="string">
            <text:p>Push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0</text:p>
          </table:table-cell>
          <table:table-cell office:value-type="string">
            <text:p>Star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1</text:p>
          </table:table-cell>
          <table:table-cell office:value-type="string">
            <text:p>Star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2</text:p>
          </table:table-cell>
          <table:table-cell office:value-type="string">
            <text:p>Stop and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3</text:p>
          </table:table-cell>
          <table:table-cell office:value-type="string">
            <text:p>Stop and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4</text:p>
          </table:table-cell>
          <table:table-cell office:value-type="string">
            <text:p>Stop ang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5</text:p>
          </table:table-cell>
          <table:table-cell office:value-type="string">
            <text:p>Lean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5_01</text:p>
          </table:table-cell>
          <table:table-cell office:value-type="string">
            <text:p>Bassa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2</text:p>
          </table:table-cell>
          <table:table-cell office:value-type="string">
            <text:p>Emp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3</text:p>
          </table:table-cell>
          <table:table-cell office:value-type="string">
            <text:p>Emp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4</text:p>
          </table:table-cell>
          <table:table-cell office:value-type="string">
            <text:p>Front Kick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5</text:p>
          </table:table-cell>
          <table:table-cell office:value-type="string">
            <text:p>Gedanbara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6</text:p>
          </table:table-cell>
          <table:table-cell office:value-type="string">
            <text:p>Heiansyodan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7</text:p>
          </table:table-cell>
          <table:table-cell office:value-type="string">
            <text:p>Mawashiger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8</text:p>
          </table:table-cell>
          <table:table-cell office:value-type="string">
            <text:p>Motorcycle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9</text:p>
          </table:table-cell>
          <table:table-cell office:value-type="string">
            <text:p>Oiduk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10</text:p>
          </table:table-cell>
          <table:table-cell office:value-type="string">
            <text:p>Syutouuke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11</text:p>
          </table:table-cell>
          <table:table-cell office:value-type="string">
            <text:p>Yokoger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6_01</text:p>
          </table:table-cell>
          <table:table-cell office:value-type="string">
            <text:p>Walk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2</text:p>
          </table:table-cell>
          <table:table-cell office:value-type="string">
            <text:p>Walk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3</text:p>
          </table:table-cell>
          <table:table-cell office:value-type="string">
            <text:p>Walk Backward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4</text:p>
          </table:table-cell>
          <table:table-cell office:value-type="string">
            <text:p>Walk Backward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5</text:p>
          </table:table-cell>
          <table:table-cell office:value-type="string">
            <text:p>Walk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6</text:p>
          </table:table-cell>
          <table:table-cell office:value-type="string">
            <text:p>Walk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7</text:p>
          </table:table-cell>
          <table:table-cell office:value-type="string">
            <text:p>Walk Backward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8</text:p>
          </table:table-cell>
          <table:table-cell office:value-type="string">
            <text:p>Walk Backward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9</text:p>
          </table:table-cell>
          <table:table-cell office:value-type="string">
            <text:p>Walk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0</text:p>
          </table:table-cell>
          <table:table-cell office:value-type="string">
            <text:p>Walk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1</text:p>
          </table:table-cell>
          <table:table-cell office:value-type="string">
            <text:p>Walk Backward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2</text:p>
          </table:table-cell>
          <table:table-cell office:value-type="string">
            <text:p>Walk Backward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3</text:p>
          </table:table-cell>
          <table:table-cell office:value-type="string">
            <text:p>Walk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4</text:p>
          </table:table-cell>
          <table:table-cell office:value-type="string">
            <text:p>Walk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5</text:p>
          </table:table-cell>
          <table:table-cell office:value-type="string">
            <text:p>Walk Backwards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6</text:p>
          </table:table-cell>
          <table:table-cell office:value-type="string">
            <text:p>Walk Backwards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7</text:p>
          </table:table-cell>
          <table:table-cell office:value-type="string">
            <text:p>Flamingo, lift legs high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8</text:p>
          </table:table-cell>
          <table:table-cell office:value-type="string">
            <text:p>Flamingo, lift legs high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9</text:p>
          </table:table-cell>
          <table:table-cell office:value-type="string">
            <text:p>Motorcycle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0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1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2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3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4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5</text:p>
          </table:table-cell>
          <table:table-cell office:value-type="string">
            <text:p>Normal Walk Backward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6</text:p>
          </table:table-cell>
          <table:table-cell office:value-type="string">
            <text:p>Normal Walk Backward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7</text:p>
          </table:table-cell>
          <table:table-cell office:value-type="string">
            <text:p>Walk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8</text:p>
          </table:table-cell>
          <table:table-cell office:value-type="string">
            <text:p>Walk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9</text:p>
          </table:table-cell>
          <table:table-cell office:value-type="string">
            <text:p>Walk Backwards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0</text:p>
          </table:table-cell>
          <table:table-cell office:value-type="string">
            <text:p>Walk Backwards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1</text:p>
          </table:table-cell>
          <table:table-cell office:value-type="string">
            <text:p>Quail, quick little step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2</text:p>
          </table:table-cell>
          <table:table-cell office:value-type="string">
            <text:p>Quail, quick little step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3</text:p>
          </table:table-cell>
          <table:table-cell office:value-type="string">
            <text:p>Range of Motion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7_01</text:p>
          </table:table-cell>
          <table:table-cell office:value-type="string">
            <text:p>Cat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2</text:p>
          </table:table-cell>
          <table:table-cell office:value-type="string">
            <text:p>Cat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3</text:p>
          </table:table-cell>
          <table:table-cell office:value-type="string">
            <text:p>Cat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4</text:p>
          </table:table-cell>
          <table:table-cell office:value-type="string">
            <text:p>Cat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5</text:p>
          </table:table-cell>
          <table:table-cell office:value-type="string">
            <text:p>Chicke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6</text:p>
          </table:table-cell>
          <table:table-cell office:value-type="string">
            <text:p>Chicke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7</text:p>
          </table:table-cell>
          <table:table-cell office:value-type="string">
            <text:p>Chicke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8</text:p>
          </table:table-cell>
          <table:table-cell office:value-type="string">
            <text:p>Chicke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9</text:p>
          </table:table-cell>
          <table:table-cell office:value-type="string">
            <text:p>Dinosaur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0</text:p>
          </table:table-cell>
          <table:table-cell office:value-type="string">
            <text:p>Dinosaur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1</text:p>
          </table:table-cell>
          <table:table-cell office:value-type="string">
            <text:p>Dinosaur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2</text:p>
          </table:table-cell>
          <table:table-cell office:value-type="string">
            <text:p>Dinosaur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3</text:p>
          </table:table-cell>
          <table:table-cell office:value-type="string">
            <text:p>Drunk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4</text:p>
          </table:table-cell>
          <table:table-cell office:value-type="string">
            <text:p>Drunk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5</text:p>
          </table:table-cell>
          <table:table-cell office:value-type="string">
            <text:p>Drunk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6</text:p>
          </table:table-cell>
          <table:table-cell office:value-type="string">
            <text:p>Drunk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7</text:p>
          </table:table-cell>
          <table:table-cell office:value-type="string">
            <text:p>Gangly Tee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8</text:p>
          </table:table-cell>
          <table:table-cell office:value-type="string">
            <text:p>Gangly Tee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9</text:p>
          </table:table-cell>
          <table:table-cell office:value-type="string">
            <text:p>Gangly Tee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0</text:p>
          </table:table-cell>
          <table:table-cell office:value-type="string">
            <text:p>Gangly Tee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1</text:p>
          </table:table-cell>
          <table:table-cell office:value-type="string">
            <text:p>Graceful Lady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2</text:p>
          </table:table-cell>
          <table:table-cell office:value-type="string">
            <text:p>Graceful Lady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3</text:p>
          </table:table-cell>
          <table:table-cell office:value-type="string">
            <text:p>Graceful Lady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4</text:p>
          </table:table-cell>
          <table:table-cell office:value-type="string">
            <text:p>Graceful Lady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5</text:p>
          </table:table-cell>
          <table:table-cell office:value-type="string">
            <text:p>Motorcycle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6</text:p>
          </table:table-cell>
          <table:table-cell office:value-type="string">
            <text:p>Normal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7</text:p>
          </table:table-cell>
          <table:table-cell office:value-type="string">
            <text:p>Normal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8</text:p>
          </table:table-cell>
          <table:table-cell office:value-type="string">
            <text:p>Normal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9</text:p>
          </table:table-cell>
          <table:table-cell office:value-type="string">
            <text:p>Normal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0</text:p>
          </table:table-cell>
          <table:table-cell office:value-type="string">
            <text:p>Old Ma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1</text:p>
          </table:table-cell>
          <table:table-cell office:value-type="string">
            <text:p>Old Ma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2</text:p>
          </table:table-cell>
          <table:table-cell office:value-type="string">
            <text:p>Old Ma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3</text:p>
          </table:table-cell>
          <table:table-cell office:value-type="string">
            <text:p>Old Ma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4</text:p>
          </table:table-cell>
          <table:table-cell office:value-type="string">
            <text:p>Range of Motion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5</text:p>
          </table:table-cell>
          <table:table-cell office:value-type="string">
            <text:p>Sexy Lady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6</text:p>
          </table:table-cell>
          <table:table-cell office:value-type="string">
            <text:p>Sexy Lady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7</text:p>
          </table:table-cell>
          <table:table-cell office:value-type="string">
            <text:p>Sexy Lady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8</text:p>
          </table:table-cell>
          <table:table-cell office:value-type="string">
            <text:p>Sexy Lady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9</text:p>
          </table:table-cell>
          <table:table-cell office:value-type="string">
            <text:p>Strong Ma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0</text:p>
          </table:table-cell>
          <table:table-cell office:value-type="string">
            <text:p>Strong Ma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1</text:p>
          </table:table-cell>
          <table:table-cell office:value-type="string">
            <text:p>Strong Ma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2</text:p>
          </table:table-cell>
          <table:table-cell office:value-type="string">
            <text:p>Strong Ma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8_01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2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3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4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5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6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7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8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9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0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39_01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2</text:p>
          </table:table-cell>
          <table:table-cell office:value-type="string">
            <text:p>Shifting Weight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3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4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5</text:p>
          </table:table-cell>
          <table:table-cell office:value-type="string">
            <text:p>Pulling a Gu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6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7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8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9</text:p>
          </table:table-cell>
          <table:table-cell office:value-type="string">
            <text:p>Duc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0</text:p>
          </table:table-cell>
          <table:table-cell office:value-type="string">
            <text:p>Ru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1</text:p>
          </table:table-cell>
          <table:table-cell office:value-type="string">
            <text:p>Run To Sneak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2</text:p>
          </table:table-cell>
          <table:table-cell office:value-type="string">
            <text:p>Run in Circle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3</text:p>
          </table:table-cell>
          <table:table-cell office:value-type="string">
            <text:p>Run in Circle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4</text:p>
          </table:table-cell>
          <table:table-cell office:value-type="string">
            <text:p>Sneak Sideway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5</text:p>
          </table:table-cell>
          <table:table-cell office:value-type="string">
            <text:p>Sneak Sideway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6</text:p>
          </table:table-cell>
          <table:table-cell office:value-type="string">
            <text:p>Get Up From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7</text:p>
          </table:table-cell>
          <table:table-cell office:value-type="string">
            <text:p>Get Up From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8</text:p>
          </table:table-cell>
          <table:table-cell office:value-type="string">
            <text:p>Get Up From Ground Laying on Back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9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0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1</text:p>
          </table:table-cell>
          <table:table-cell office:value-type="string">
            <text:p>Range Of Motio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2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3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4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5</text:p>
          </table:table-cell>
          <table:table-cell office:value-type="string">
            <text:p>Giving Direction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6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7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8</text:p>
          </table:table-cell>
          <table:table-cell office:value-type="string">
            <text:p>Wal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9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0</text:p>
          </table:table-cell>
          <table:table-cell office:value-type="string">
            <text:p>Wal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1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2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3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4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0_01</text:p>
          </table:table-cell>
          <table:table-cell office:value-type="string">
            <text:p>Get Up Face Down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2</text:p>
          </table:table-cell>
          <table:table-cell office:value-type="string">
            <text:p>Get Up Face Down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3</text:p>
          </table:table-cell>
          <table:table-cell office:value-type="string">
            <text:p>Get Up Laying on Sid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4</text:p>
          </table:table-cell>
          <table:table-cell office:value-type="string">
            <text:p>Get Up Laying on Sid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5</text:p>
          </table:table-cell>
          <table:table-cell office:value-type="string">
            <text:p>Motorcyc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6</text:p>
          </table:table-cell>
          <table:table-cell office:value-type="string">
            <text:p>Id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7</text:p>
          </table:table-cell>
          <table:table-cell office:value-type="string">
            <text:p>Id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8</text:p>
          </table:table-cell>
          <table:table-cell office:value-type="string">
            <text:p>Get Up From Ground Laying on Back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9</text:p>
          </table:table-cell>
          <table:table-cell office:value-type="string">
            <text:p>Get Up From Ground Laying on Back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1_01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2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3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4</text:p>
          </table:table-cell>
          <table:table-cell office:value-type="string">
            <text:p>Jump Distance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5</text:p>
          </table:table-cell>
          <table:table-cell office:value-type="string">
            <text:p>Jump Sideway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6</text:p>
          </table:table-cell>
          <table:table-cell office:value-type="string">
            <text:p>Jump Twis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7</text:p>
          </table:table-cell>
          <table:table-cell office:value-type="string">
            <text:p>Walk Up and Over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8</text:p>
          </table:table-cell>
          <table:table-cell office:value-type="string">
            <text:p>Steop On Walk Dow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9</text:p>
          </table:table-cell>
          <table:table-cell office:value-type="string">
            <text:p>Step Over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0</text:p>
          </table:table-cell>
          <table:table-cell office:value-type="string">
            <text:p>Toss and Catch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1</text:p>
          </table:table-cell>
          <table:table-cell office:value-type="string">
            <text:p>Throw and Catch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2</text:p>
          </table:table-cell>
          <table:table-cell office:value-type="string">
            <text:p>Dance, Twis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3</text:p>
          </table:table-cell>
          <table:table-cell office:value-type="string">
            <text:p>Stretch and Yaw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4</text:p>
          </table:table-cell>
          <table:table-cell office:value-type="string">
            <text:p>Punch and Kic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5</text:p>
          </table:table-cell>
          <table:table-cell office:value-type="string">
            <text:p>Range of Motio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6</text:p>
          </table:table-cell>
          <table:table-cell office:value-type="string">
            <text:p>Wave Hello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7</text:p>
          </table:table-cell>
          <table:table-cell office:value-type="string">
            <text:p>Sit on Stool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8</text:p>
          </table:table-cell>
          <table:table-cell office:value-type="string">
            <text:p>Peek a Boo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9</text:p>
          </table:table-cell>
          <table:table-cell office:value-type="string">
            <text:p>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0</text:p>
          </table:table-cell>
          <table:table-cell office:value-type="string">
            <text:p>Waiting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1</text:p>
          </table:table-cell>
          <table:table-cell office:value-type="string">
            <text:p>Shrug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2</text:p>
          </table:table-cell>
          <table:table-cell office:value-type="string">
            <text:p>High Five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3</text:p>
          </table:table-cell>
          <table:table-cell office:value-type="string">
            <text:p>Shake Hand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4</text:p>
          </table:table-cell>
          <table:table-cell office:value-type="string">
            <text:p>Around the world High Five Low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5</text:p>
          </table:table-cell>
          <table:table-cell office:value-type="string">
            <text:p>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6</text:p>
          </table:table-cell>
          <table:table-cell office:value-type="string">
            <text:p>Curtsey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7</text:p>
          </table:table-cell>
          <table:table-cell office:value-type="string">
            <text:p>Mope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8</text:p>
          </table:table-cell>
          <table:table-cell office:value-type="string">
            <text:p>Slap Hands, Throw it Bac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9</text:p>
          </table:table-cell>
          <table:table-cell office:value-type="string">
            <text:p>Random 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0</text:p>
          </table:table-cell>
          <table:table-cell office:value-type="string">
            <text:p>Random 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1</text:p>
          </table:table-cell>
          <table:table-cell office:value-type="string">
            <text:p>Walk Backward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2</text:p>
          </table:table-cell>
          <table:table-cell office:value-type="string">
            <text:p>Walk Sideways, Cross Leg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3</text:p>
          </table:table-cell>
          <table:table-cell office:value-type="string">
            <text:p>Walk Sideways, Foot to Foo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4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2_01</text:p>
          </table:table-cell>
          <table:table-cell office:value-type="string">
            <text:p>Childish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2</text:p>
          </table:table-cell>
          <table:table-cell office:value-type="string">
            <text:p>Clums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3</text:p>
          </table:table-cell>
          <table:table-cell office:value-type="string">
            <text:p>Clums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4</text:p>
          </table:table-cell>
          <table:table-cell office:value-type="string">
            <text:p>Cool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5</text:p>
          </table:table-cell>
          <table:table-cell office:value-type="string">
            <text:p>Depress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6</text:p>
          </table:table-cell>
          <table:table-cell office:value-type="string">
            <text:p>Elat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7</text:p>
          </table:table-cell>
          <table:table-cell office:value-type="string">
            <text:p>Elderlyman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8</text:p>
          </table:table-cell>
          <table:table-cell office:value-type="string">
            <text:p>Happ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9</text:p>
          </table:table-cell>
          <table:table-cell office:value-type="string">
            <text:p>Jo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0</text:p>
          </table:table-cell>
          <table:table-cell office:value-type="string">
            <text:p>Lavish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1</text:p>
          </table:table-cell>
          <table:table-cell office:value-type="string">
            <text:p>Marching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2</text:p>
          </table:table-cell>
          <table:table-cell office:value-type="string">
            <text:p>Painfulleftknee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3</text:p>
          </table:table-cell>
          <table:table-cell office:value-type="string">
            <text:p>Relax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4</text:p>
          </table:table-cell>
          <table:table-cell office:value-type="string">
            <text:p>Rush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5</text:p>
          </table:table-cell>
          <table:table-cell office:value-type="string">
            <text:p>Sa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6</text:p>
          </table:table-cell>
          <table:table-cell office:value-type="string">
            <text:p>Scar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7</text:p>
          </table:table-cell>
          <table:table-cell office:value-type="string">
            <text:p>Scar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8</text:p>
          </table:table-cell>
          <table:table-cell office:value-type="string">
            <text:p>Sex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9</text:p>
          </table:table-cell>
          <table:table-cell office:value-type="string">
            <text:p>Sh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0</text:p>
          </table:table-cell>
          <table:table-cell office:value-type="string">
            <text:p>Singing in the rain jump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1</text:p>
          </table:table-cell>
          <table:table-cell office:value-type="string">
            <text:p>Singing in the rain jump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2</text:p>
          </table:table-cell>
          <table:table-cell office:value-type="string">
            <text:p>Sneak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3_01</text:p>
          </table:table-cell>
          <table:table-cell office:value-type="string">
            <text:p>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2</text:p>
          </table:table-cell>
          <table:table-cell office:value-type="string">
            <text:p>Run to Sto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3</text:p>
          </table:table-cell>
          <table:table-cell office:value-type="string">
            <text:p>Start to 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4</text:p>
          </table:table-cell>
          <table:table-cell office:value-type="string">
            <text:p>Run Figure 8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5</text:p>
          </table:table-cell>
          <table:table-cell office:value-type="string">
            <text:p>Jumping Distance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6</text:p>
          </table:table-cell>
          <table:table-cell office:value-type="string">
            <text:p>Jumping Heigh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7</text:p>
          </table:table-cell>
          <table:table-cell office:value-type="string">
            <text:p>Jumping Sideway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8</text:p>
          </table:table-cell>
          <table:table-cell office:value-type="string">
            <text:p>Jumping Twis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9</text:p>
          </table:table-cell>
          <table:table-cell office:value-type="string">
            <text:p>Jumping Twis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0</text:p>
          </table:table-cell>
          <table:table-cell office:value-type="string">
            <text:p>Walk And Pick up Tool 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1</text:p>
          </table:table-cell>
          <table:table-cell office:value-type="string">
            <text:p>Walk And Pick up 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2</text:p>
          </table:table-cell>
          <table:table-cell office:value-type="string">
            <text:p>Walk And Pick up Tool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3</text:p>
          </table:table-cell>
          <table:table-cell office:value-type="string">
            <text:p>Walk and Pick up Laundry Basket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4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5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6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7</text:p>
          </table:table-cell>
          <table:table-cell office:value-type="string">
            <text:p>Walk Up Stairs And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8</text:p>
          </table:table-cell>
          <table:table-cell office:value-type="string">
            <text:p>Sit Down And Get U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9</text:p>
          </table:table-cell>
          <table:table-cell office:value-type="string">
            <text:p>Sit On Stool And Get U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0</text:p>
          </table:table-cell>
          <table:table-cell office:value-type="string">
            <text:p>Catch And Thr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1</text:p>
          </table:table-cell>
          <table:table-cell office:value-type="string">
            <text:p>Range Of Motio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2</text:p>
          </table:table-cell>
          <table:table-cell office:value-type="string">
            <text:p>Catch And Throw Football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3</text:p>
          </table:table-cell>
          <table:table-cell office:value-type="string">
            <text:p>Punch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4</text:p>
          </table:table-cell>
          <table:table-cell office:value-type="string">
            <text:p>Kick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5</text:p>
          </table:table-cell>
          <table:table-cell office:value-type="string">
            <text:p>Wav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6</text:p>
          </table:table-cell>
          <table:table-cell office:value-type="string">
            <text:p>Washing Wind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7</text:p>
          </table:table-cell>
          <table:table-cell office:value-type="string">
            <text:p>Washing Wind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8</text:p>
          </table:table-cell>
          <table:table-cell office:value-type="string">
            <text:p>Sweeping, Push Broom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9</text:p>
          </table:table-cell>
          <table:table-cell office:value-type="string">
            <text:p>Pac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0</text:p>
          </table:table-cell>
          <table:table-cell office:value-type="string">
            <text:p>Stretch And Yaw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1</text:p>
          </table:table-cell>
          <table:table-cell office:value-type="string">
            <text:p>Hopscotch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2</text:p>
          </table:table-cell>
          <table:table-cell office:value-type="string">
            <text:p>Walk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3</text:p>
          </table:table-cell>
          <table:table-cell office:value-type="string">
            <text:p>Peek A Boo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4</text:p>
          </table:table-cell>
          <table:table-cell office:value-type="string">
            <text:p>Chicken Danc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5</text:p>
          </table:table-cell>
          <table:table-cell office:value-type="string">
            <text:p>Macarena Danc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6</text:p>
          </table:table-cell>
          <table:table-cell office:value-type="string">
            <text:p>Airplan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7</text:p>
          </table:table-cell>
          <table:table-cell office:value-type="string">
            <text:p>Climb Up And Down Ladd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8</text:p>
          </table:table-cell>
          <table:table-cell office:value-type="string">
            <text:p>Walk Digital 8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9</text:p>
          </table:table-cell>
          <table:table-cell office:value-type="string">
            <text:p>Walk Backward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0</text:p>
          </table:table-cell>
          <table:table-cell office:value-type="string">
            <text:p>Walk Sideway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1</text:p>
          </table:table-cell>
          <table:table-cell office:value-type="string">
            <text:p>Sneak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2</text:p>
          </table:table-cell>
          <table:table-cell office:value-type="string">
            <text:p>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44_01</text:p>
          </table:table-cell>
          <table:table-cell office:value-type="string">
            <text:p>Cartwheel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2</text:p>
          </table:table-cell>
          <table:table-cell office:value-type="string">
            <text:p>Cartwheel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3</text:p>
          </table:table-cell>
          <table:table-cell office:value-type="string">
            <text:p>Figure8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4</text:p>
          </table:table-cell>
          <table:table-cell office:value-type="string">
            <text:p>Figure8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5</text:p>
          </table:table-cell>
          <table:table-cell office:value-type="string">
            <text:p>Front_Kic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6</text:p>
          </table:table-cell>
          <table:table-cell office:value-type="string">
            <text:p>Front_Kicking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7</text:p>
          </table:table-cell>
          <table:table-cell office:value-type="string">
            <text:p>Left_Block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8</text:p>
          </table:table-cell>
          <table:table-cell office:value-type="string">
            <text:p>Left_Block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9</text:p>
          </table:table-cell>
          <table:table-cell office:value-type="string">
            <text:p>Left_Front_Kic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0</text:p>
          </table:table-cell>
          <table:table-cell office:value-type="string">
            <text:p>Left_Front_Kicking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1</text:p>
          </table:table-cell>
          <table:table-cell office:value-type="string">
            <text:p>Left_Lunge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2</text:p>
          </table:table-cell>
          <table:table-cell office:value-type="string">
            <text:p>Left_Lunge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3</text:p>
          </table:table-cell>
          <table:table-cell office:value-type="string">
            <text:p>Left_Punch_Sequence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4</text:p>
          </table:table-cell>
          <table:table-cell office:value-type="string">
            <text:p>Left_Punch_Sequence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5</text:p>
          </table:table-cell>
          <table:table-cell office:value-type="string">
            <text:p>Left_Spin_reach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6</text:p>
          </table:table-cell>
          <table:table-cell office:value-type="string">
            <text:p>Left_Spin_reach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7</text:p>
          </table:table-cell>
          <table:table-cell office:value-type="string">
            <text:p>Lunge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8</text:p>
          </table:table-cell>
          <table:table-cell office:value-type="string">
            <text:p>Lunge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9</text:p>
          </table:table-cell>
          <table:table-cell office:value-type="string">
            <text:p>motorcycle pose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0</text:p>
          </table:table-cell>
          <table:table-cell office:value-type="string">
            <text:p>Punch_Sequence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1</text:p>
          </table:table-cell>
          <table:table-cell office:value-type="string">
            <text:p>Punch_Sequence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2</text:p>
          </table:table-cell>
          <table:table-cell office:value-type="string">
            <text:p>Reach_Left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3</text:p>
          </table:table-cell>
          <table:table-cell office:value-type="string">
            <text:p>Reach_Left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4</text:p>
          </table:table-cell>
          <table:table-cell office:value-type="string">
            <text:p>Reach_Right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5</text:p>
          </table:table-cell>
          <table:table-cell office:value-type="string">
            <text:p>Reach_Right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6</text:p>
          </table:table-cell>
          <table:table-cell office:value-type="string">
            <text:p>Right_Block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7</text:p>
          </table:table-cell>
          <table:table-cell office:value-type="string">
            <text:p>Right_Block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8</text:p>
          </table:table-cell>
          <table:table-cell office:value-type="string">
            <text:p>Right_Spin_reach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9</text:p>
          </table:table-cell>
          <table:table-cell office:value-type="string">
            <text:p>Right_Spin_reach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0</text:p>
          </table:table-cell>
          <table:table-cell office:value-type="string">
            <text:p>Sun Salutation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1</text:p>
          </table:table-cell>
          <table:table-cell office:value-type="string">
            <text:p>Sun Salutation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2</text:p>
          </table:table-cell>
          <table:table-cell office:value-type="string">
            <text:p>Sun Salutation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3</text:p>
          </table:table-cell>
          <table:table-cell office:value-type="string">
            <text:p>Wal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4</text:p>
          </table:table-cell>
          <table:table-cell office:value-type="string">
            <text:p>Walking001</text:p>
          </table:table-cell>
          <table:table-cell office:value-type="string">
            <text:p>Subject #144 (punching femal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0">07/20/2008</text:date>, <text:time>10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Bruce Hahne</meta:initial-creator>
    <meta:creation-date>2008-07-20T10:19:34</meta:creation-date>
    <dc:creator>Bruce Hahne</dc:creator>
    <dc:date>2008-07-20T10:35:56</dc:date>
    <meta:editing-cycles>2</meta:editing-cycles>
    <meta:editing-duration>PT2M45S</meta:editing-duration>
    <meta:user-defined meta:name="Info 1"/>
    <meta:user-defined meta:name="Info 2"/>
    <meta:user-defined meta:name="Info 3"/>
    <meta:user-defined meta:name="Info 4"/>
    <meta:document-statistic meta:table-count="1" meta:cell-count="7314"/>
  </office:meta>
</office:document-meta>
</file>